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382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382in" fo:border-left="0.0347in solid #000000" fo:border-right="none" fo:border-top="none" fo:border-bottom="0.0007in solid #000000"/>
    </style:style>
    <style:style style:name="t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.0382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382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fo:padding="0.0382in" fo:border-left="0.0347in solid #000000" fo:border-right="none" fo:border-top="none" fo:border-bottom="0.0007in solid #000000"/>
    </style:style>
    <style:style style:name="t1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fo:padding="0.0382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.0403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background-color="transparent" fo:padding="0.0403in" fo:border-left="0.0347in solid #000000" fo:border-right="none" fo:border-top="0.0347in solid #000000" fo:border-bottom="0.0007in solid #000000">
        <style:background-image/>
      </style:table-cell-properties>
    </style:style>
    <style:style style:name="t11.B2" style:family="table-cell">
      <style:table-cell-properties fo:background-color="transparent" fo:padding="0.0403in" fo:border-left="0.0007in solid #000000" fo:border-right="none" fo:border-top="0.0347in solid #000000" fo:border-bottom="0.0007in solid #000000">
        <style:background-image/>
      </style:table-cell-properties>
    </style:style>
    <style:style style:name="t11.K2" style:family="table-cell">
      <style:table-cell-properties fo:background-color="transparent" fo:padding="0.0403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1.3" style:family="table-row">
      <style:table-row-properties style:min-row-height="0.2639in"/>
    </style:style>
    <style:style style:name="t11.D3" style:family="table-cell">
      <style:table-cell-properties fo:background-color="transparent" fo:padding="0.0403in" fo:border-left="0.0007in solid #000000" fo:border-right="none" fo:border-top="none" fo:border-bottom="0.0007in solid #000000">
        <style:background-image/>
      </style:table-cell-properties>
    </style:style>
    <style:style style:name="t11.4" style:family="table-row">
      <style:table-row-properties style:min-row-height="0.2979in"/>
    </style:style>
    <style:style style:name="t11.A5" style:family="table-cell">
      <style:table-cell-properties style:vertical-align="middle" fo:background-color="transparent" fo:padding="0.0403in" fo:border-left="0.0347in solid #000000" fo:border-right="none" fo:border-top="none" fo:border-bottom="0.0007in solid #000000">
        <style:background-image/>
      </style:table-cell-properties>
    </style:style>
    <style:style style:name="t11.B5" style:family="table-cell">
      <style:table-cell-properties style:vertical-align="middle" fo:background-color="transparent" fo:padding="0.0403in" fo:border-left="0.0007in solid #000000" fo:border-right="none" fo:border-top="none" fo:border-bottom="0.0007in solid #000000">
        <style:background-image/>
      </style:table-cell-properties>
    </style:style>
    <style:style style:name="t11.K5" style:family="table-cell">
      <style:table-cell-properties style:vertical-align="middle" fo:background-color="transparent" fo:padding="0.0403in" fo:border-left="0.0007in solid #000000" fo:border-right="0.0347in solid #000000" fo:border-top="none" fo:border-bottom="0.0347in solid #000000">
        <style:background-image/>
      </style:table-cell-properties>
    </style:style>
    <style:style style:name="t11.A8" style:family="table-cell">
      <style:table-cell-properties style:vertical-align="middle" fo:background-color="transparent" fo:padding="0.0403in" fo:border-left="0.0347in solid #000000" fo:border-right="none" fo:border-top="none" fo:border-bottom="0.0347in solid #000000">
        <style:background-image/>
      </style:table-cell-properties>
    </style:style>
    <style:style style:name="t11.B8" style:family="table-cell">
      <style:table-cell-properties style:vertical-align="middle" fo:background-color="transparent" fo:padding="0.0403in" fo:border-left="0.0007in solid #000000" fo:border-right="none" fo:border-top="none" fo:border-bottom="0.0347in solid #000000">
        <style:background-image/>
      </style:table-cell-properties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403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403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403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403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403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5097in"/>
    </style:style>
    <style:style style:name="t13.H" style:family="table-column">
      <style:table-column-properties style:column-width="0.7in"/>
    </style:style>
    <style:style style:name="t13.K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403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403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403in" fo:border-left="0.0007in solid #000000" fo:border-right="none" fo:border-top="0.0347in solid #000000" fo:border-bottom="0.0007in solid #000000"/>
    </style:style>
    <style:style style:name="t13.K2" style:family="table-cell">
      <style:table-cell-properties fo:padding="0.0403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D3" style:family="table-cell">
      <style:table-cell-properties fo:padding="0.0403in" fo:border-left="0.0007in solid #000000" fo:border-right="none" fo:border-top="none" fo:border-bottom="0.0007in solid #000000"/>
    </style:style>
    <style:style style:name="t13.4" style:family="table-row">
      <style:table-row-properties style:min-row-height="0.2979in"/>
    </style:style>
    <style:style style:name="t13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3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3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3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5097in"/>
    </style:style>
    <style:style style:name="t14.H" style:family="table-column">
      <style:table-column-properties style:column-width="0.7in"/>
    </style:style>
    <style:style style:name="t14.K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403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D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979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5097in"/>
    </style:style>
    <style:style style:name="t15.H" style:family="table-column">
      <style:table-column-properties style:column-width="0.7in"/>
    </style:style>
    <style:style style:name="t15.K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403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403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403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403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403in" fo:border-left="0.0007in solid #000000" fo:border-right="none" fo:border-top="none" fo:border-bottom="0.0007in solid #000000"/>
    </style:style>
    <style:style style:name="t15.4" style:family="table-row">
      <style:table-row-properties style:min-row-height="0.2979in"/>
    </style:style>
    <style:style style:name="t15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5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5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5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6" style:family="table">
      <style:table-properties style:width="6.6806in" table:align="center" style:may-break-between-rows="false" style:writing-mode="lr-tb"/>
    </style:style>
    <style:style style:name="t16.A" style:family="table-column">
      <style:table-column-properties style:column-width="0.8215in"/>
    </style:style>
    <style:style style:name="t16.B" style:family="table-column">
      <style:table-column-properties style:column-width="0.5097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fo:padding="0.0403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403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403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403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403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7" style:family="table">
      <style:table-properties style:width="6.6806in" table:align="center" style:may-break-between-rows="false" style:writing-mode="lr-tb"/>
    </style:style>
    <style:style style:name="t17.A" style:family="table-column">
      <style:table-column-properties style:column-width="0.8215in"/>
    </style:style>
    <style:style style:name="t17.B" style:family="table-column">
      <style:table-column-properties style:column-width="0.5097in"/>
    </style:style>
    <style:style style:name="t17.H" style:family="table-column">
      <style:table-column-properties style:column-width="0.7in"/>
    </style:style>
    <style:style style:name="t17.K" style:family="table-column">
      <style:table-column-properties style:column-width="0.7007in"/>
    </style:style>
    <style:style style:name="t17.1" style:family="table-row">
      <style:table-row-properties style:min-row-height="0.3063in"/>
    </style:style>
    <style:style style:name="t17.A1" style:family="table-cell">
      <style:table-cell-properties fo:padding="0.0403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 style:writing-mode="lr-tb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403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403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5097in"/>
    </style:style>
    <style:style style:name="t20.H" style:family="table-column">
      <style:table-column-properties style:column-width="0.7in"/>
    </style:style>
    <style:style style:name="t20.K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403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403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403in" fo:border-left="0.0007in solid #000000" fo:border-right="none" fo:border-top="0.0347in solid #000000" fo:border-bottom="0.0007in solid #000000"/>
    </style:style>
    <style:style style:name="t20.K2" style:family="table-cell">
      <style:table-cell-properties fo:padding="0.0403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D3" style:family="table-cell">
      <style:table-cell-properties fo:padding="0.0403in" fo:border-left="0.0007in solid #000000" fo:border-right="none" fo:border-top="none" fo:border-bottom="0.0007in solid #000000"/>
    </style:style>
    <style:style style:name="t20.4" style:family="table-row">
      <style:table-row-properties style:min-row-height="0.2979in"/>
    </style:style>
    <style:style style:name="t20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20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20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20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20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7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text-properties style:text-underline-style="solid" style:text-underline-width="auto" style:text-underline-color="font-color"/>
    </style:style>
    <style:style style:name="P22" style:family="paragraph" style:parent-style-name="Standard">
      <style:paragraph-properties fo:margin-left="0.3937in" fo:margin-right="0in" fo:text-indent="0in" style:auto-text-indent="false"/>
    </style:style>
    <style:style style:name="P23" style:family="paragraph" style:parent-style-name="Standard">
      <style:paragraph-properties fo:margin-left="0.3937in" fo:margin-right="0in" fo:text-indent="0in" style:auto-text-indent="false"/>
      <style:text-properties style:font-name="Arial" fo:font-size="10pt" style:font-size-asian="10pt" style:font-name-complex="Ari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9" style:family="paragraph" style:parent-style-name="Text_20_body">
      <style:paragraph-properties fo:margin-left="0in" fo:margin-right="0in" fo:margin-top="0in" fo:margin-bottom="0in" fo:line-height="100%" fo:text-align="center" style:justify-single-word="false" fo:text-indent="0.1972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fo:language="ru" fo:country="RU" fo:font-weight="bold" style:font-size-asian="10pt" style:font-weight-asian="bold" style:font-name-complex="Arial" style:font-size-complex="10pt"/>
    </style:style>
    <style:style style:name="T15" style:family="text">
      <style:text-properties style:font-name="Arial" fo:font-size="10pt" fo:language="ru" fo:country="RU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1" style:family="text">
      <style:text-properties fo:language="en" fo:country="US" style:text-underline-style="solid" style:text-underline-width="auto" style:text-underline-color="font-color" style:font-name-complex="Arial"/>
    </style:style>
    <style:style style:name="T22" style:family="text">
      <style:text-properties fo:language="en" fo:country="US" style:text-underline-style="none" style:font-name-complex="Arial"/>
    </style:style>
    <style:style style:name="T23" style:family="text">
      <style:text-properties fo:language="en" fo:country="US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position="sub 58%"/>
    </style:style>
    <style:style style:name="T26" style:family="text">
      <style:text-properties style:text-position="sub 58%" fo:language="en" fo:country="US" fo:font-style="italic" style:font-style-asian="italic" style:font-style-complex="italic"/>
    </style:style>
    <style:style style:name="T2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background-color="transparent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33" style:family="text">
      <style:text-properties fo:language="ru" fo:country="RU" style:font-weight-complex="bold"/>
    </style:style>
    <style:style style:name="T34" style:family="text">
      <style:text-properties style:font-name="Times New Roman1" fo:font-style="italic" style:font-style-asian="italic" style:font-style-complex="italic"/>
    </style:style>
    <style:style style:name="T35" style:family="text">
      <style:text-properties style:font-name="Times New Roman1" fo:language="ru" fo:country="RU" fo:font-style="italic" style:font-style-asian="italic" style:font-style-complex="italic"/>
    </style:style>
    <style:style style:name="T36" style:family="text">
      <style:text-properties style:font-name="Times New Roman1" fo:language="en" fo:country="US" fo:font-style="normal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font-name="Times New Roman" fo:language="ru" fo:country="RU" fo:background-color="transparent"/>
    </style:style>
    <style:style style:name="T39" style:family="text">
      <style:text-properties style:font-name-complex="Arial"/>
    </style:style>
    <style:style style:name="T40" style:family="text">
      <style:text-properties fo:background-color="transparent"/>
    </style:style>
    <style:style style:name="T41" style:family="text">
      <style:text-properties style:text-underline-style="solid" style:text-underline-width="auto" style:text-underline-color="font-color" style:font-name-complex="Arial"/>
    </style:style>
    <style:style style:name="T42" style:family="text">
      <style:text-properties style:text-position="0% 100%" fo:language="en" fo:country="US" fo:font-style="normal" style:font-style-asian="normal" style:font-style-complex="normal"/>
    </style:style>
    <style:style style:name="T43" style:family="text">
      <style:text-properties fo:font-size="11pt" fo:language="ru" fo:country="RU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/></text:p>
      <text:p text:style-name="P15">ПРОТОКОЛ ПРОВЕРКИ</text:p>
      <text:p text:style-name="P11"/>
      <text:p text:style-name="P12"><text:span text:style-name="T13">Тип: </text:span><text:span text:style-name="T12">Дозиметр рентгеновского излучения ДКР- </text:span><text:span text:style-name="T7">$type</text:span><text:span text:style-name="T3"><text:tab/></text:span><text:span text:style-name="T5">Дата проверки: </text:span><text:span text:style-name="T6">$date </text:span><text:span text:style-name="T5">г.</text:span></text:p>
      <text:p text:style-name="P9"/>
      <text:p text:style-name="P7">з/н: <text:span text:style-name="T43"><text:s/></text:span><text:span text:style-name="T32">$</text:span><text:span text:style-name="T20">allSerial </text:span></text:p>
      <text:p text:style-name="P18"/>
      <text:p text:style-name="P6">Диапазон измерения мощности <text:span text:style-name="T30">направленного эквивалента</text:span>:</text:p>
      <text:p text:style-name="P21"><text:span text:style-name="T15">ДКР-</text:span><text:span text:style-name="T10">$type</text:span><text:span text:style-name="T9">:</text:span><text:span text:style-name="T17"> 50 </text:span><text:span text:style-name="T14">н</text:span><text:span text:style-name="T17">Зв/ч – 1</text:span><text:span text:style-name="T9">0</text:span><text:span text:style-name="T14">0</text:span><text:span text:style-name="T17"> мкЗв/ч;</text:span></text:p>
      <text:p text:style-name="P17"/>
      <text:p text:style-name="P6">Относительная погрешность измерения:</text:p>
      <text:p text:style-name="P8"><text:span text:style-name="T33">ДКР-</text:span><text:span text:style-name="T23">$type</text:span>: ± <text:span text:style-name="T18">15</text:span> %</text:p>
      <text:p text:style-name="P6"/>
      <text:p text:style-name="P5">Условия эксплуатации:</text:p>
      <text:p text:style-name="P22"><text:span text:style-name="T8">- <text:s/></text:span><text:span text:style-name="T4">Температура окружающего воздуха<text:tab/><text:tab/><text:tab/>+</text:span><text:span text:style-name="T8">$temp</text:span><text:span text:style-name="T4"> °</text:span><text:span text:style-name="T8">C</text:span></text:p>
      <text:p text:style-name="P22"><text:span text:style-name="T8">- <text:s/></text:span><text:span text:style-name="T4">Атмосферное давление<text:tab/><text:tab/><text:tab/><text:tab/>98,5 </text:span><text:span text:style-name="T8">kPa</text:span></text:p>
      <text:p text:style-name="P22"><text:span text:style-name="T8">- <text:s/></text:span><text:span text:style-name="T4">Относительная влажность воздуха<text:tab/><text:tab/><text:tab/></text:span><text:span text:style-name="T8">$vlag</text:span><text:span text:style-name="T4"> %</text:span></text:p>
      <text:p text:style-name="P22"><text:span text:style-name="T8">- <text:s/></text:span><text:span text:style-name="T4">Радиационный фон<text:tab/><text:tab/><text:tab/><text:tab/><text:tab/></text:span><text:span text:style-name="T8">$bground</text:span><text:span text:style-name="T4"> </text:span><text:span text:style-name="T11">н</text:span><text:span text:style-name="T4">Зв/ч</text:span></text:p>
      <text:p text:style-name="P23"/>
      <text:p text:style-name="P29"><text:span text:style-name="Знак_20_примечания"><text:span text:style-name="T16">Эталонные средства измерений:</text:span></text:span></text:p>
      <text:p text:style-name="P40">- $facility_110;</text:p>
      <text:p text:style-name="P3"/>
      <text:p text:style-name="P4">Данные проверки</text:p>
      <text:p text:style-name="P2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0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4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6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.B2" table:number-rows-spanned="3" office:value-type="string">
            <text:p text:style-name="P25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.K2" table:number-rows-spanned="3" office:value-type="string">
            <text:p text:style-name="P28"><text:span text:style-name="T37">Предел основной </text:span><text:span text:style-name="T30">относи-тельной</text:span> <text:span text:style-name="T18">погреш-ности</text:span>, </text:p>
            <text:p text:style-name="P2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5">Фон, нЗв/ч</text:p>
          </table:table-cell>
          <table:table-cell table:style-name="t1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5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6"><text:span text:style-name="T24">H</text:span><text:span text:style-name="T25">1</text:span></text:p>
          </table:table-cell>
          <table:table-cell table:style-name="t1.D3" office:value-type="string">
            <text:p text:style-name="P35"><text:span text:style-name="T19">H</text:span><text:span text:style-name="T25">2</text:span></text:p>
          </table:table-cell>
          <table:table-cell table:style-name="t1.D3" office:value-type="string">
            <text:p text:style-name="P35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<text:span text:style-name="T18">0,07</text:span> мкЗв/ч</text:p>
          </table:table-cell>
          <table:table-cell table:style-name="t1.D3" office:value-type="string">
            <text:p text:style-name="P14">$1-30</text:p>
          </table:table-cell>
          <table:table-cell table:style-name="t1.D3" office:value-type="string">
            <text:p text:style-name="P14">$1-40</text:p>
          </table:table-cell>
          <table:table-cell table:style-name="t1.D3" office:value-type="string">
            <text:p text:style-name="P14">$1-50</text:p>
          </table:table-cell>
          <table:table-cell table:style-name="t1.D3" office:value-type="string">
            <text:p text:style-name="P14">$1-60</text:p>
          </table:table-cell>
          <table:table-cell table:style-name="t1.D3" office:value-type="string">
            <text:p text:style-name="P14">$1-70</text:p>
          </table:table-cell>
          <table:table-cell table:style-name="t1.D3" office:value-type="string">
            <text:p text:style-name="P14">$1-80</text:p>
          </table:table-cell>
          <table:table-cell table:style-name="t1.D3" office:value-type="string">
            <text:p text:style-name="P14">$1-00</text:p>
          </table:table-cell>
          <table:table-cell table:style-name="t1.D3" office:value-type="string">
            <text:p text:style-name="P14">$1-10</text:p>
          </table:table-cell>
          <table:table-cell table:style-name="t1.D3" office:value-type="string">
            <text:p text:style-name="P14">$1-20</text:p>
          </table:table-cell>
          <table:table-cell table:style-name="t1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D3" office:value-type="string">
            <text:p text:style-name="P14">$1-31</text:p>
          </table:table-cell>
          <table:table-cell table:style-name="t1.D3" office:value-type="string">
            <text:p text:style-name="P14">$1-41</text:p>
          </table:table-cell>
          <table:table-cell table:style-name="t1.D3" office:value-type="string">
            <text:p text:style-name="P14">$1-51</text:p>
          </table:table-cell>
          <table:table-cell table:style-name="t1.D3" office:value-type="string">
            <text:p text:style-name="P14">$1-61</text:p>
          </table:table-cell>
          <table:table-cell table:style-name="t1.D3" office:value-type="string">
            <text:p text:style-name="P14">$1-71</text:p>
          </table:table-cell>
          <table:table-cell table:style-name="t1.D3" office:value-type="string">
            <text:p text:style-name="P14">$1-81</text:p>
          </table:table-cell>
          <table:table-cell table:style-name="t1.D3" office:value-type="string">
            <text:p text:style-name="P14">$1-01</text:p>
          </table:table-cell>
          <table:table-cell table:style-name="t1.D3" office:value-type="string">
            <text:p text:style-name="P14">$1-11</text:p>
          </table:table-cell>
          <table:table-cell table:style-name="t1.D3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D3" office:value-type="string">
            <text:p text:style-name="P14">$1-32</text:p>
          </table:table-cell>
          <table:table-cell table:style-name="t1.D3" office:value-type="string">
            <text:p text:style-name="P14">$1-42</text:p>
          </table:table-cell>
          <table:table-cell table:style-name="t1.D3" office:value-type="string">
            <text:p text:style-name="P14">$1-52</text:p>
          </table:table-cell>
          <table:table-cell table:style-name="t1.D3" office:value-type="string">
            <text:p text:style-name="P14">$1-62</text:p>
          </table:table-cell>
          <table:table-cell table:style-name="t1.D3" office:value-type="string">
            <text:p text:style-name="P14">$1-72</text:p>
          </table:table-cell>
          <table:table-cell table:style-name="t1.D3" office:value-type="string">
            <text:p text:style-name="P14">$1-82</text:p>
          </table:table-cell>
          <table:table-cell table:style-name="t1.D3" office:value-type="string">
            <text:p text:style-name="P14">$1-02</text:p>
          </table:table-cell>
          <table:table-cell table:style-name="t1.D3" office:value-type="string">
            <text:p text:style-name="P14">$1-12</text:p>
          </table:table-cell>
          <table:table-cell table:style-name="t1.D3" office:value-type="string">
            <text:p text:style-name="P14">$1-22</text:p>
          </table:table-cell>
          <table:covered-table-cell/>
        </table:table-row>
        <table:table-row>
          <table:table-cell table:style-name="t1.A8" office:value-type="string">
            <text:p text:style-name="P13">70 мкЗв/ч</text:p>
          </table:table-cell>
          <table:table-cell table:style-name="t1.B8" office:value-type="string">
            <text:p text:style-name="P14">$1-33</text:p>
          </table:table-cell>
          <table:table-cell table:style-name="t1.B8" office:value-type="string">
            <text:p text:style-name="P14">$1-43</text:p>
          </table:table-cell>
          <table:table-cell table:style-name="t1.B8" office:value-type="string">
            <text:p text:style-name="P14">$1-53</text:p>
          </table:table-cell>
          <table:table-cell table:style-name="t1.B8" office:value-type="string">
            <text:p text:style-name="P14">$1-63</text:p>
          </table:table-cell>
          <table:table-cell table:style-name="t1.B8" office:value-type="string">
            <text:p text:style-name="P14">$1-73</text:p>
          </table:table-cell>
          <table:table-cell table:style-name="t1.B8" office:value-type="string">
            <text:p text:style-name="P14">$1-83</text:p>
          </table:table-cell>
          <table:table-cell table:style-name="t1.B8" office:value-type="string">
            <text:p text:style-name="P14">$1-03</text:p>
          </table:table-cell>
          <table:table-cell table:style-name="t1.B8" office:value-type="string">
            <text:p text:style-name="P14">$1-13</text:p>
          </table:table-cell>
          <table:table-cell table:style-name="t1.B8" office:value-type="string">
            <text:p text:style-name="P14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0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4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2.B2" table:number-rows-spanned="3" office:value-type="string">
            <text:p text:style-name="P26">Номер источ-ника</text:p>
          </table:table-cell>
          <table:table-cell table:style-name="t2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2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6"><text:span text:style-name="T35">θ</text:span><text:span text:style-name="T27">пр</text:span><text:span text:style-name="T28">i</text:span><text:span text:style-name="T30">,</text:span> %</text:p>
          </table:table-cell>
          <table:table-cell table:style-name="t2.B2" table:number-rows-spanned="3" office:value-type="string">
            <text:p text:style-name="P25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2.K2" table:number-rows-spanned="3" office:value-type="string">
            <text:p text:style-name="P28"><text:span text:style-name="T37">Предел основной </text:span><text:span text:style-name="T30">относи-тельной</text:span> <text:span text:style-name="T18">погреш-ности</text:span>, </text:p>
            <text:p text:style-name="P28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5">Фон, нЗв/ч</text:p>
          </table:table-cell>
          <table:table-cell table:style-name="t2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5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6"><text:span text:style-name="T24">H</text:span><text:span text:style-name="T25">1</text:span></text:p>
          </table:table-cell>
          <table:table-cell table:style-name="t2.D3" office:value-type="string">
            <text:p text:style-name="P35"><text:span text:style-name="T19">H</text:span><text:span text:style-name="T25">2</text:span></text:p>
          </table:table-cell>
          <table:table-cell table:style-name="t2.D3" office:value-type="string">
            <text:p text:style-name="P35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<text:span text:style-name="T18">0,07</text:span> мкЗв/ч</text:p>
          </table:table-cell>
          <table:table-cell table:style-name="t2.D3" office:value-type="string">
            <text:p text:style-name="P14">$2-30</text:p>
          </table:table-cell>
          <table:table-cell table:style-name="t2.D3" office:value-type="string">
            <text:p text:style-name="P14">$2-40</text:p>
          </table:table-cell>
          <table:table-cell table:style-name="t2.D3" office:value-type="string">
            <text:p text:style-name="P14">$2-50</text:p>
          </table:table-cell>
          <table:table-cell table:style-name="t2.D3" office:value-type="string">
            <text:p text:style-name="P14">$2-60</text:p>
          </table:table-cell>
          <table:table-cell table:style-name="t2.D3" office:value-type="string">
            <text:p text:style-name="P14">$2-70</text:p>
          </table:table-cell>
          <table:table-cell table:style-name="t2.D3" office:value-type="string">
            <text:p text:style-name="P14">$2-80</text:p>
          </table:table-cell>
          <table:table-cell table:style-name="t2.D3" office:value-type="string">
            <text:p text:style-name="P14">$2-00</text:p>
          </table:table-cell>
          <table:table-cell table:style-name="t2.D3" office:value-type="string">
            <text:p text:style-name="P14">$2-10</text:p>
          </table:table-cell>
          <table:table-cell table:style-name="t2.D3" office:value-type="string">
            <text:p text:style-name="P14">$2-20</text:p>
          </table:table-cell>
          <table:table-cell table:style-name="t2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D3" office:value-type="string">
            <text:p text:style-name="P14">$2-31</text:p>
          </table:table-cell>
          <table:table-cell table:style-name="t2.D3" office:value-type="string">
            <text:p text:style-name="P14">$2-41</text:p>
          </table:table-cell>
          <table:table-cell table:style-name="t2.D3" office:value-type="string">
            <text:p text:style-name="P14">$2-51</text:p>
          </table:table-cell>
          <table:table-cell table:style-name="t2.D3" office:value-type="string">
            <text:p text:style-name="P14">$2-61</text:p>
          </table:table-cell>
          <table:table-cell table:style-name="t2.D3" office:value-type="string">
            <text:p text:style-name="P14">$2-71</text:p>
          </table:table-cell>
          <table:table-cell table:style-name="t2.D3" office:value-type="string">
            <text:p text:style-name="P14">$2-81</text:p>
          </table:table-cell>
          <table:table-cell table:style-name="t2.D3" office:value-type="string">
            <text:p text:style-name="P14">$2-01</text:p>
          </table:table-cell>
          <table:table-cell table:style-name="t2.D3" office:value-type="string">
            <text:p text:style-name="P14">$2-11</text:p>
          </table:table-cell>
          <table:table-cell table:style-name="t2.D3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D3" office:value-type="string">
            <text:p text:style-name="P14">$2-32</text:p>
          </table:table-cell>
          <table:table-cell table:style-name="t2.D3" office:value-type="string">
            <text:p text:style-name="P14">$2-42</text:p>
          </table:table-cell>
          <table:table-cell table:style-name="t2.D3" office:value-type="string">
            <text:p text:style-name="P14">$2-52</text:p>
          </table:table-cell>
          <table:table-cell table:style-name="t2.D3" office:value-type="string">
            <text:p text:style-name="P14">$2-62</text:p>
          </table:table-cell>
          <table:table-cell table:style-name="t2.D3" office:value-type="string">
            <text:p text:style-name="P14">$2-72</text:p>
          </table:table-cell>
          <table:table-cell table:style-name="t2.D3" office:value-type="string">
            <text:p text:style-name="P14">$2-82</text:p>
          </table:table-cell>
          <table:table-cell table:style-name="t2.D3" office:value-type="string">
            <text:p text:style-name="P14">$2-02</text:p>
          </table:table-cell>
          <table:table-cell table:style-name="t2.D3" office:value-type="string">
            <text:p text:style-name="P14">$2-12</text:p>
          </table:table-cell>
          <table:table-cell table:style-name="t2.D3" office:value-type="string">
            <text:p text:style-name="P14">$2-22</text:p>
          </table:table-cell>
          <table:covered-table-cell/>
        </table:table-row>
        <table:table-row>
          <table:table-cell table:style-name="t2.A8" office:value-type="string">
            <text:p text:style-name="P13">70 мкЗв/ч</text:p>
          </table:table-cell>
          <table:table-cell table:style-name="t2.B8" office:value-type="string">
            <text:p text:style-name="P14">$2-33</text:p>
          </table:table-cell>
          <table:table-cell table:style-name="t2.B8" office:value-type="string">
            <text:p text:style-name="P14">$2-43</text:p>
          </table:table-cell>
          <table:table-cell table:style-name="t2.B8" office:value-type="string">
            <text:p text:style-name="P14">$2-53</text:p>
          </table:table-cell>
          <table:table-cell table:style-name="t2.B8" office:value-type="string">
            <text:p text:style-name="P14">$2-63</text:p>
          </table:table-cell>
          <table:table-cell table:style-name="t2.B8" office:value-type="string">
            <text:p text:style-name="P14">$2-73</text:p>
          </table:table-cell>
          <table:table-cell table:style-name="t2.B8" office:value-type="string">
            <text:p text:style-name="P14">$2-83</text:p>
          </table:table-cell>
          <table:table-cell table:style-name="t2.B8" office:value-type="string">
            <text:p text:style-name="P14">$2-03</text:p>
          </table:table-cell>
          <table:table-cell table:style-name="t2.B8" office:value-type="string">
            <text:p text:style-name="P14">$2-13</text:p>
          </table:table-cell>
          <table:table-cell table:style-name="t2.B8" office:value-type="string">
            <text:p text:style-name="P14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0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4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3.B2" table:number-rows-spanned="3" office:value-type="string">
            <text:p text:style-name="P26">Номер источ-ника</text:p>
          </table:table-cell>
          <table:table-cell table:style-name="t3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3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6"><text:span text:style-name="T35">θ</text:span><text:span text:style-name="T27">пр</text:span><text:span text:style-name="T28">i</text:span><text:span text:style-name="T30">,</text:span> %</text:p>
          </table:table-cell>
          <table:table-cell table:style-name="t3.B2" table:number-rows-spanned="3" office:value-type="string">
            <text:p text:style-name="P25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3.K2" table:number-rows-spanned="3" office:value-type="string">
            <text:p text:style-name="P28"><text:span text:style-name="T37">Предел основной </text:span><text:span text:style-name="T30">относи-тельной</text:span> <text:span text:style-name="T18">погреш-ности</text:span>, </text:p>
            <text:p text:style-name="P28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5">Фон, нЗв/ч</text:p>
          </table:table-cell>
          <table:table-cell table:style-name="t3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5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6"><text:span text:style-name="T24">H</text:span><text:span text:style-name="T25">1</text:span></text:p>
          </table:table-cell>
          <table:table-cell table:style-name="t3.D3" office:value-type="string">
            <text:p text:style-name="P35"><text:span text:style-name="T19">H</text:span><text:span text:style-name="T25">2</text:span></text:p>
          </table:table-cell>
          <table:table-cell table:style-name="t3.D3" office:value-type="string">
            <text:p text:style-name="P35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<text:span text:style-name="T18">0,07</text:span> мкЗв/ч</text:p>
          </table:table-cell>
          <table:table-cell table:style-name="t3.D3" office:value-type="string">
            <text:p text:style-name="P14">$3-30</text:p>
          </table:table-cell>
          <table:table-cell table:style-name="t3.D3" office:value-type="string">
            <text:p text:style-name="P14">$3-40</text:p>
          </table:table-cell>
          <table:table-cell table:style-name="t3.D3" office:value-type="string">
            <text:p text:style-name="P14">$3-50</text:p>
          </table:table-cell>
          <table:table-cell table:style-name="t3.D3" office:value-type="string">
            <text:p text:style-name="P14">$3-60</text:p>
          </table:table-cell>
          <table:table-cell table:style-name="t3.D3" office:value-type="string">
            <text:p text:style-name="P14">$3-70</text:p>
          </table:table-cell>
          <table:table-cell table:style-name="t3.D3" office:value-type="string">
            <text:p text:style-name="P14">$3-80</text:p>
          </table:table-cell>
          <table:table-cell table:style-name="t3.D3" office:value-type="string">
            <text:p text:style-name="P14">$3-00</text:p>
          </table:table-cell>
          <table:table-cell table:style-name="t3.D3" office:value-type="string">
            <text:p text:style-name="P14">$3-10</text:p>
          </table:table-cell>
          <table:table-cell table:style-name="t3.D3" office:value-type="string">
            <text:p text:style-name="P14">$3-20</text:p>
          </table:table-cell>
          <table:table-cell table:style-name="t3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3.A5" office:value-type="string">
            <text:p text:style-name="P13">0,7 мкЗв/ч</text:p>
          </table:table-cell>
          <table:table-cell table:style-name="t3.D3" office:value-type="string">
            <text:p text:style-name="P14">$3-31</text:p>
          </table:table-cell>
          <table:table-cell table:style-name="t3.D3" office:value-type="string">
            <text:p text:style-name="P14">$3-41</text:p>
          </table:table-cell>
          <table:table-cell table:style-name="t3.D3" office:value-type="string">
            <text:p text:style-name="P14">$3-51</text:p>
          </table:table-cell>
          <table:table-cell table:style-name="t3.D3" office:value-type="string">
            <text:p text:style-name="P14">$3-61</text:p>
          </table:table-cell>
          <table:table-cell table:style-name="t3.D3" office:value-type="string">
            <text:p text:style-name="P14">$3-71</text:p>
          </table:table-cell>
          <table:table-cell table:style-name="t3.D3" office:value-type="string">
            <text:p text:style-name="P14">$3-81</text:p>
          </table:table-cell>
          <table:table-cell table:style-name="t3.D3" office:value-type="string">
            <text:p text:style-name="P14">$3-01</text:p>
          </table:table-cell>
          <table:table-cell table:style-name="t3.D3" office:value-type="string">
            <text:p text:style-name="P14">$3-11</text:p>
          </table:table-cell>
          <table:table-cell table:style-name="t3.D3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3">7 мкЗв/ч</text:p>
          </table:table-cell>
          <table:table-cell table:style-name="t3.D3" office:value-type="string">
            <text:p text:style-name="P14">$3-32</text:p>
          </table:table-cell>
          <table:table-cell table:style-name="t3.D3" office:value-type="string">
            <text:p text:style-name="P14">$3-42</text:p>
          </table:table-cell>
          <table:table-cell table:style-name="t3.D3" office:value-type="string">
            <text:p text:style-name="P14">$3-52</text:p>
          </table:table-cell>
          <table:table-cell table:style-name="t3.D3" office:value-type="string">
            <text:p text:style-name="P14">$3-62</text:p>
          </table:table-cell>
          <table:table-cell table:style-name="t3.D3" office:value-type="string">
            <text:p text:style-name="P14">$3-72</text:p>
          </table:table-cell>
          <table:table-cell table:style-name="t3.D3" office:value-type="string">
            <text:p text:style-name="P14">$3-82</text:p>
          </table:table-cell>
          <table:table-cell table:style-name="t3.D3" office:value-type="string">
            <text:p text:style-name="P14">$3-02</text:p>
          </table:table-cell>
          <table:table-cell table:style-name="t3.D3" office:value-type="string">
            <text:p text:style-name="P14">$3-12</text:p>
          </table:table-cell>
          <table:table-cell table:style-name="t3.D3" office:value-type="string">
            <text:p text:style-name="P14">$3-22</text:p>
          </table:table-cell>
          <table:covered-table-cell/>
        </table:table-row>
        <table:table-row>
          <table:table-cell table:style-name="t3.A8" office:value-type="string">
            <text:p text:style-name="P13">70 мкЗв/ч</text:p>
          </table:table-cell>
          <table:table-cell table:style-name="t3.B8" office:value-type="string">
            <text:p text:style-name="P14">$3-33</text:p>
          </table:table-cell>
          <table:table-cell table:style-name="t3.B8" office:value-type="string">
            <text:p text:style-name="P14">$3-43</text:p>
          </table:table-cell>
          <table:table-cell table:style-name="t3.B8" office:value-type="string">
            <text:p text:style-name="P14">$3-53</text:p>
          </table:table-cell>
          <table:table-cell table:style-name="t3.B8" office:value-type="string">
            <text:p text:style-name="P14">$3-63</text:p>
          </table:table-cell>
          <table:table-cell table:style-name="t3.B8" office:value-type="string">
            <text:p text:style-name="P14">$3-73</text:p>
          </table:table-cell>
          <table:table-cell table:style-name="t3.B8" office:value-type="string">
            <text:p text:style-name="P14">$3-83</text:p>
          </table:table-cell>
          <table:table-cell table:style-name="t3.B8" office:value-type="string">
            <text:p text:style-name="P14">$3-03</text:p>
          </table:table-cell>
          <table:table-cell table:style-name="t3.B8" office:value-type="string">
            <text:p text:style-name="P14">$3-13</text:p>
          </table:table-cell>
          <table:table-cell table:style-name="t3.B8" office:value-type="string">
            <text:p text:style-name="P14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0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4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4.B2" table:number-rows-spanned="3" office:value-type="string">
            <text:p text:style-name="P26">Номер источ-ника</text:p>
          </table:table-cell>
          <table:table-cell table:style-name="t4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4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6"><text:span text:style-name="T35">θ</text:span><text:span text:style-name="T27">пр</text:span><text:span text:style-name="T28">i</text:span><text:span text:style-name="T30">,</text:span> %</text:p>
          </table:table-cell>
          <table:table-cell table:style-name="t4.B2" table:number-rows-spanned="3" office:value-type="string">
            <text:p text:style-name="P25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4.K2" table:number-rows-spanned="3" office:value-type="string">
            <text:p text:style-name="P28"><text:span text:style-name="T37">Предел основной </text:span><text:span text:style-name="T30">относи-тельной</text:span> <text:span text:style-name="T18">погреш-ности</text:span>, </text:p>
            <text:p text:style-name="P28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5">Фон, нЗв/ч</text:p>
          </table:table-cell>
          <table:table-cell table:style-name="t4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5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6"><text:span text:style-name="T24">H</text:span><text:span text:style-name="T25">1</text:span></text:p>
          </table:table-cell>
          <table:table-cell table:style-name="t4.D3" office:value-type="string">
            <text:p text:style-name="P35"><text:span text:style-name="T19">H</text:span><text:span text:style-name="T25">2</text:span></text:p>
          </table:table-cell>
          <table:table-cell table:style-name="t4.D3" office:value-type="string">
            <text:p text:style-name="P35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<text:span text:style-name="T18">0,07</text:span> мкЗв/ч</text:p>
          </table:table-cell>
          <table:table-cell table:style-name="t4.D3" office:value-type="string">
            <text:p text:style-name="P14">$4-30</text:p>
          </table:table-cell>
          <table:table-cell table:style-name="t4.D3" office:value-type="string">
            <text:p text:style-name="P14">$4-40</text:p>
          </table:table-cell>
          <table:table-cell table:style-name="t4.D3" office:value-type="string">
            <text:p text:style-name="P14">$4-50</text:p>
          </table:table-cell>
          <table:table-cell table:style-name="t4.D3" office:value-type="string">
            <text:p text:style-name="P14">$4-60</text:p>
          </table:table-cell>
          <table:table-cell table:style-name="t4.D3" office:value-type="string">
            <text:p text:style-name="P14">$4-70</text:p>
          </table:table-cell>
          <table:table-cell table:style-name="t4.D3" office:value-type="string">
            <text:p text:style-name="P14">$4-80</text:p>
          </table:table-cell>
          <table:table-cell table:style-name="t4.D3" office:value-type="string">
            <text:p text:style-name="P14">$4-00</text:p>
          </table:table-cell>
          <table:table-cell table:style-name="t4.D3" office:value-type="string">
            <text:p text:style-name="P14">$4-10</text:p>
          </table:table-cell>
          <table:table-cell table:style-name="t4.D3" office:value-type="string">
            <text:p text:style-name="P14">$4-20</text:p>
          </table:table-cell>
          <table:table-cell table:style-name="t4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D3" office:value-type="string">
            <text:p text:style-name="P14">$4-31</text:p>
          </table:table-cell>
          <table:table-cell table:style-name="t4.D3" office:value-type="string">
            <text:p text:style-name="P14">$4-41</text:p>
          </table:table-cell>
          <table:table-cell table:style-name="t4.D3" office:value-type="string">
            <text:p text:style-name="P14">$4-51</text:p>
          </table:table-cell>
          <table:table-cell table:style-name="t4.D3" office:value-type="string">
            <text:p text:style-name="P14">$4-61</text:p>
          </table:table-cell>
          <table:table-cell table:style-name="t4.D3" office:value-type="string">
            <text:p text:style-name="P14">$4-71</text:p>
          </table:table-cell>
          <table:table-cell table:style-name="t4.D3" office:value-type="string">
            <text:p text:style-name="P14">$4-81</text:p>
          </table:table-cell>
          <table:table-cell table:style-name="t4.D3" office:value-type="string">
            <text:p text:style-name="P14">$4-01</text:p>
          </table:table-cell>
          <table:table-cell table:style-name="t4.D3" office:value-type="string">
            <text:p text:style-name="P14">$4-11</text:p>
          </table:table-cell>
          <table:table-cell table:style-name="t4.D3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D3" office:value-type="string">
            <text:p text:style-name="P14">$4-32</text:p>
          </table:table-cell>
          <table:table-cell table:style-name="t4.D3" office:value-type="string">
            <text:p text:style-name="P14">$4-42</text:p>
          </table:table-cell>
          <table:table-cell table:style-name="t4.D3" office:value-type="string">
            <text:p text:style-name="P14">$4-52</text:p>
          </table:table-cell>
          <table:table-cell table:style-name="t4.D3" office:value-type="string">
            <text:p text:style-name="P14">$4-62</text:p>
          </table:table-cell>
          <table:table-cell table:style-name="t4.D3" office:value-type="string">
            <text:p text:style-name="P14">$4-72</text:p>
          </table:table-cell>
          <table:table-cell table:style-name="t4.D3" office:value-type="string">
            <text:p text:style-name="P14">$4-82</text:p>
          </table:table-cell>
          <table:table-cell table:style-name="t4.D3" office:value-type="string">
            <text:p text:style-name="P14">$4-02</text:p>
          </table:table-cell>
          <table:table-cell table:style-name="t4.D3" office:value-type="string">
            <text:p text:style-name="P14">$4-12</text:p>
          </table:table-cell>
          <table:table-cell table:style-name="t4.D3" office:value-type="string">
            <text:p text:style-name="P14">$4-22</text:p>
          </table:table-cell>
          <table:covered-table-cell/>
        </table:table-row>
        <table:table-row>
          <table:table-cell table:style-name="t4.A8" office:value-type="string">
            <text:p text:style-name="P13">70 мкЗв/ч</text:p>
          </table:table-cell>
          <table:table-cell table:style-name="t4.B8" office:value-type="string">
            <text:p text:style-name="P14">$4-33</text:p>
          </table:table-cell>
          <table:table-cell table:style-name="t4.B8" office:value-type="string">
            <text:p text:style-name="P14">$4-43</text:p>
          </table:table-cell>
          <table:table-cell table:style-name="t4.B8" office:value-type="string">
            <text:p text:style-name="P14">$4-53</text:p>
          </table:table-cell>
          <table:table-cell table:style-name="t4.B8" office:value-type="string">
            <text:p text:style-name="P14">$4-63</text:p>
          </table:table-cell>
          <table:table-cell table:style-name="t4.B8" office:value-type="string">
            <text:p text:style-name="P14">$4-73</text:p>
          </table:table-cell>
          <table:table-cell table:style-name="t4.B8" office:value-type="string">
            <text:p text:style-name="P14">$4-83</text:p>
          </table:table-cell>
          <table:table-cell table:style-name="t4.B8" office:value-type="string">
            <text:p text:style-name="P14">$4-03</text:p>
          </table:table-cell>
          <table:table-cell table:style-name="t4.B8" office:value-type="string">
            <text:p text:style-name="P14">$4-13</text:p>
          </table:table-cell>
          <table:table-cell table:style-name="t4.B8" office:value-type="string">
            <text:p text:style-name="P14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0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4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5.B2" table:number-rows-spanned="3" office:value-type="string">
            <text:p text:style-name="P26">Номер источ-ника</text:p>
          </table:table-cell>
          <table:table-cell table:style-name="t5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5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6"><text:span text:style-name="T35">θ</text:span><text:span text:style-name="T27">пр</text:span><text:span text:style-name="T28">i</text:span><text:span text:style-name="T30">,</text:span> %</text:p>
          </table:table-cell>
          <table:table-cell table:style-name="t5.B2" table:number-rows-spanned="3" office:value-type="string">
            <text:p text:style-name="P25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5.K2" table:number-rows-spanned="3" office:value-type="string">
            <text:p text:style-name="P28"><text:span text:style-name="T37">Предел основной </text:span><text:span text:style-name="T30">относи-тельной</text:span> <text:span text:style-name="T18">погреш-ности</text:span>, </text:p>
            <text:p text:style-name="P28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5">Фон, нЗв/ч</text:p>
          </table:table-cell>
          <table:table-cell table:style-name="t5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5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6"><text:span text:style-name="T24">H</text:span><text:span text:style-name="T25">1</text:span></text:p>
          </table:table-cell>
          <table:table-cell table:style-name="t5.D3" office:value-type="string">
            <text:p text:style-name="P35"><text:span text:style-name="T19">H</text:span><text:span text:style-name="T25">2</text:span></text:p>
          </table:table-cell>
          <table:table-cell table:style-name="t5.D3" office:value-type="string">
            <text:p text:style-name="P35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<text:span text:style-name="T18">0,07</text:span> мкЗв/ч</text:p>
          </table:table-cell>
          <table:table-cell table:style-name="t5.D3" office:value-type="string">
            <text:p text:style-name="P14">$5-30</text:p>
          </table:table-cell>
          <table:table-cell table:style-name="t5.D3" office:value-type="string">
            <text:p text:style-name="P14">$5-40</text:p>
          </table:table-cell>
          <table:table-cell table:style-name="t5.D3" office:value-type="string">
            <text:p text:style-name="P14">$5-50</text:p>
          </table:table-cell>
          <table:table-cell table:style-name="t5.D3" office:value-type="string">
            <text:p text:style-name="P14">$5-60</text:p>
          </table:table-cell>
          <table:table-cell table:style-name="t5.D3" office:value-type="string">
            <text:p text:style-name="P14">$5-70</text:p>
          </table:table-cell>
          <table:table-cell table:style-name="t5.D3" office:value-type="string">
            <text:p text:style-name="P14">$5-80</text:p>
          </table:table-cell>
          <table:table-cell table:style-name="t5.D3" office:value-type="string">
            <text:p text:style-name="P14">$5-00</text:p>
          </table:table-cell>
          <table:table-cell table:style-name="t5.D3" office:value-type="string">
            <text:p text:style-name="P14">$5-10</text:p>
          </table:table-cell>
          <table:table-cell table:style-name="t5.D3" office:value-type="string">
            <text:p text:style-name="P14">$5-20</text:p>
          </table:table-cell>
          <table:table-cell table:style-name="t5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D3" office:value-type="string">
            <text:p text:style-name="P14">$5-31</text:p>
          </table:table-cell>
          <table:table-cell table:style-name="t5.D3" office:value-type="string">
            <text:p text:style-name="P14">$5-41</text:p>
          </table:table-cell>
          <table:table-cell table:style-name="t5.D3" office:value-type="string">
            <text:p text:style-name="P14">$5-51</text:p>
          </table:table-cell>
          <table:table-cell table:style-name="t5.D3" office:value-type="string">
            <text:p text:style-name="P14">$5-61</text:p>
          </table:table-cell>
          <table:table-cell table:style-name="t5.D3" office:value-type="string">
            <text:p text:style-name="P14">$5-71</text:p>
          </table:table-cell>
          <table:table-cell table:style-name="t5.D3" office:value-type="string">
            <text:p text:style-name="P14">$5-81</text:p>
          </table:table-cell>
          <table:table-cell table:style-name="t5.D3" office:value-type="string">
            <text:p text:style-name="P14">$5-01</text:p>
          </table:table-cell>
          <table:table-cell table:style-name="t5.D3" office:value-type="string">
            <text:p text:style-name="P14">$5-11</text:p>
          </table:table-cell>
          <table:table-cell table:style-name="t5.D3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D3" office:value-type="string">
            <text:p text:style-name="P14">$5-32</text:p>
          </table:table-cell>
          <table:table-cell table:style-name="t5.D3" office:value-type="string">
            <text:p text:style-name="P14">$5-42</text:p>
          </table:table-cell>
          <table:table-cell table:style-name="t5.D3" office:value-type="string">
            <text:p text:style-name="P14">$5-52</text:p>
          </table:table-cell>
          <table:table-cell table:style-name="t5.D3" office:value-type="string">
            <text:p text:style-name="P14">$5-62</text:p>
          </table:table-cell>
          <table:table-cell table:style-name="t5.D3" office:value-type="string">
            <text:p text:style-name="P14">$5-72</text:p>
          </table:table-cell>
          <table:table-cell table:style-name="t5.D3" office:value-type="string">
            <text:p text:style-name="P14">$5-82</text:p>
          </table:table-cell>
          <table:table-cell table:style-name="t5.D3" office:value-type="string">
            <text:p text:style-name="P14">$5-02</text:p>
          </table:table-cell>
          <table:table-cell table:style-name="t5.D3" office:value-type="string">
            <text:p text:style-name="P14">$5-12</text:p>
          </table:table-cell>
          <table:table-cell table:style-name="t5.D3" office:value-type="string">
            <text:p text:style-name="P14">$5-22</text:p>
          </table:table-cell>
          <table:covered-table-cell/>
        </table:table-row>
        <table:table-row>
          <table:table-cell table:style-name="t5.A8" office:value-type="string">
            <text:p text:style-name="P13">70 мкЗв/ч</text:p>
          </table:table-cell>
          <table:table-cell table:style-name="t5.B8" office:value-type="string">
            <text:p text:style-name="P14">$5-33</text:p>
          </table:table-cell>
          <table:table-cell table:style-name="t5.B8" office:value-type="string">
            <text:p text:style-name="P14">$5-43</text:p>
          </table:table-cell>
          <table:table-cell table:style-name="t5.B8" office:value-type="string">
            <text:p text:style-name="P14">$5-53</text:p>
          </table:table-cell>
          <table:table-cell table:style-name="t5.B8" office:value-type="string">
            <text:p text:style-name="P14">$5-63</text:p>
          </table:table-cell>
          <table:table-cell table:style-name="t5.B8" office:value-type="string">
            <text:p text:style-name="P14">$5-73</text:p>
          </table:table-cell>
          <table:table-cell table:style-name="t5.B8" office:value-type="string">
            <text:p text:style-name="P14">$5-83</text:p>
          </table:table-cell>
          <table:table-cell table:style-name="t5.B8" office:value-type="string">
            <text:p text:style-name="P14">$5-03</text:p>
          </table:table-cell>
          <table:table-cell table:style-name="t5.B8" office:value-type="string">
            <text:p text:style-name="P14">$5-13</text:p>
          </table:table-cell>
          <table:table-cell table:style-name="t5.B8" office:value-type="string">
            <text:p text:style-name="P14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0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4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6.B2" table:number-rows-spanned="3" office:value-type="string">
            <text:p text:style-name="P26">Номер источ-ника</text:p>
          </table:table-cell>
          <table:table-cell table:style-name="t6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6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6"><text:span text:style-name="T35">θ</text:span><text:span text:style-name="T27">пр</text:span><text:span text:style-name="T28">i</text:span><text:span text:style-name="T30">,</text:span> %</text:p>
          </table:table-cell>
          <table:table-cell table:style-name="t6.B2" table:number-rows-spanned="3" office:value-type="string">
            <text:p text:style-name="P25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6.K2" table:number-rows-spanned="3" office:value-type="string">
            <text:p text:style-name="P28"><text:span text:style-name="T37">Предел основной </text:span><text:span text:style-name="T30">относи-тельной</text:span> <text:span text:style-name="T18">погреш-ности</text:span>, </text:p>
            <text:p text:style-name="P28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5">Фон, нЗв/ч</text:p>
          </table:table-cell>
          <table:table-cell table:style-name="t6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5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6"><text:span text:style-name="T24">H</text:span><text:span text:style-name="T25">1</text:span></text:p>
          </table:table-cell>
          <table:table-cell table:style-name="t6.D3" office:value-type="string">
            <text:p text:style-name="P35"><text:span text:style-name="T19">H</text:span><text:span text:style-name="T25">2</text:span></text:p>
          </table:table-cell>
          <table:table-cell table:style-name="t6.D3" office:value-type="string">
            <text:p text:style-name="P35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<text:span text:style-name="T18">0,07</text:span> мкЗв/ч</text:p>
          </table:table-cell>
          <table:table-cell table:style-name="t6.D3" office:value-type="string">
            <text:p text:style-name="P14">$6-30</text:p>
          </table:table-cell>
          <table:table-cell table:style-name="t6.D3" office:value-type="string">
            <text:p text:style-name="P14">$6-40</text:p>
          </table:table-cell>
          <table:table-cell table:style-name="t6.D3" office:value-type="string">
            <text:p text:style-name="P14">$6-50</text:p>
          </table:table-cell>
          <table:table-cell table:style-name="t6.D3" office:value-type="string">
            <text:p text:style-name="P14">$6-60</text:p>
          </table:table-cell>
          <table:table-cell table:style-name="t6.D3" office:value-type="string">
            <text:p text:style-name="P14">$6-70</text:p>
          </table:table-cell>
          <table:table-cell table:style-name="t6.D3" office:value-type="string">
            <text:p text:style-name="P14">$6-80</text:p>
          </table:table-cell>
          <table:table-cell table:style-name="t6.D3" office:value-type="string">
            <text:p text:style-name="P14">$6-00</text:p>
          </table:table-cell>
          <table:table-cell table:style-name="t6.D3" office:value-type="string">
            <text:p text:style-name="P14">$6-10</text:p>
          </table:table-cell>
          <table:table-cell table:style-name="t6.D3" office:value-type="string">
            <text:p text:style-name="P14">$6-20</text:p>
          </table:table-cell>
          <table:table-cell table:style-name="t6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D3" office:value-type="string">
            <text:p text:style-name="P14">$6-31</text:p>
          </table:table-cell>
          <table:table-cell table:style-name="t6.D3" office:value-type="string">
            <text:p text:style-name="P14">$6-41</text:p>
          </table:table-cell>
          <table:table-cell table:style-name="t6.D3" office:value-type="string">
            <text:p text:style-name="P14">$6-51</text:p>
          </table:table-cell>
          <table:table-cell table:style-name="t6.D3" office:value-type="string">
            <text:p text:style-name="P14">$6-61</text:p>
          </table:table-cell>
          <table:table-cell table:style-name="t6.D3" office:value-type="string">
            <text:p text:style-name="P14">$6-71</text:p>
          </table:table-cell>
          <table:table-cell table:style-name="t6.D3" office:value-type="string">
            <text:p text:style-name="P14">$6-81</text:p>
          </table:table-cell>
          <table:table-cell table:style-name="t6.D3" office:value-type="string">
            <text:p text:style-name="P14">$6-01</text:p>
          </table:table-cell>
          <table:table-cell table:style-name="t6.D3" office:value-type="string">
            <text:p text:style-name="P14">$6-11</text:p>
          </table:table-cell>
          <table:table-cell table:style-name="t6.D3" office:value-type="string">
            <text:p text:style-name="P14">$6-21</text:p>
          </table:table-cell>
          <table:covered-table-cell/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D3" office:value-type="string">
            <text:p text:style-name="P14">$6-32</text:p>
          </table:table-cell>
          <table:table-cell table:style-name="t6.D3" office:value-type="string">
            <text:p text:style-name="P14">$6-42</text:p>
          </table:table-cell>
          <table:table-cell table:style-name="t6.D3" office:value-type="string">
            <text:p text:style-name="P14">$6-52</text:p>
          </table:table-cell>
          <table:table-cell table:style-name="t6.D3" office:value-type="string">
            <text:p text:style-name="P14">$6-62</text:p>
          </table:table-cell>
          <table:table-cell table:style-name="t6.D3" office:value-type="string">
            <text:p text:style-name="P14">$6-72</text:p>
          </table:table-cell>
          <table:table-cell table:style-name="t6.D3" office:value-type="string">
            <text:p text:style-name="P14">$6-82</text:p>
          </table:table-cell>
          <table:table-cell table:style-name="t6.D3" office:value-type="string">
            <text:p text:style-name="P14">$6-02</text:p>
          </table:table-cell>
          <table:table-cell table:style-name="t6.D3" office:value-type="string">
            <text:p text:style-name="P14">$6-12</text:p>
          </table:table-cell>
          <table:table-cell table:style-name="t6.D3" office:value-type="string">
            <text:p text:style-name="P14">$6-22</text:p>
          </table:table-cell>
          <table:covered-table-cell/>
        </table:table-row>
        <table:table-row>
          <table:table-cell table:style-name="t6.A8" office:value-type="string">
            <text:p text:style-name="P13">70 мкЗв/ч</text:p>
          </table:table-cell>
          <table:table-cell table:style-name="t6.B8" office:value-type="string">
            <text:p text:style-name="P14">$6-33</text:p>
          </table:table-cell>
          <table:table-cell table:style-name="t6.B8" office:value-type="string">
            <text:p text:style-name="P14">$6-43</text:p>
          </table:table-cell>
          <table:table-cell table:style-name="t6.B8" office:value-type="string">
            <text:p text:style-name="P14">$6-53</text:p>
          </table:table-cell>
          <table:table-cell table:style-name="t6.B8" office:value-type="string">
            <text:p text:style-name="P14">$6-63</text:p>
          </table:table-cell>
          <table:table-cell table:style-name="t6.B8" office:value-type="string">
            <text:p text:style-name="P14">$6-73</text:p>
          </table:table-cell>
          <table:table-cell table:style-name="t6.B8" office:value-type="string">
            <text:p text:style-name="P14">$6-83</text:p>
          </table:table-cell>
          <table:table-cell table:style-name="t6.B8" office:value-type="string">
            <text:p text:style-name="P14">$6-03</text:p>
          </table:table-cell>
          <table:table-cell table:style-name="t6.B8" office:value-type="string">
            <text:p text:style-name="P14">$6-13</text:p>
          </table:table-cell>
          <table:table-cell table:style-name="t6.B8" office:value-type="string">
            <text:p text:style-name="P14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0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4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7.B2" table:number-rows-spanned="3" office:value-type="string">
            <text:p text:style-name="P26">Номер источ-ника</text:p>
          </table:table-cell>
          <table:table-cell table:style-name="t7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7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6"><text:span text:style-name="T35">θ</text:span><text:span text:style-name="T27">пр</text:span><text:span text:style-name="T28">i</text:span><text:span text:style-name="T30">,</text:span> %</text:p>
          </table:table-cell>
          <table:table-cell table:style-name="t7.B2" table:number-rows-spanned="3" office:value-type="string">
            <text:p text:style-name="P25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7.K2" table:number-rows-spanned="3" office:value-type="string">
            <text:p text:style-name="P28"><text:span text:style-name="T37">Предел основной </text:span><text:span text:style-name="T30">относи-тельной</text:span> <text:span text:style-name="T18">погреш-ности</text:span>, </text:p>
            <text:p text:style-name="P28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5">Фон, нЗв/ч</text:p>
          </table:table-cell>
          <table:table-cell table:style-name="t7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5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6"><text:span text:style-name="T24">H</text:span><text:span text:style-name="T25">1</text:span></text:p>
          </table:table-cell>
          <table:table-cell table:style-name="t7.D3" office:value-type="string">
            <text:p text:style-name="P35"><text:span text:style-name="T19">H</text:span><text:span text:style-name="T25">2</text:span></text:p>
          </table:table-cell>
          <table:table-cell table:style-name="t7.D3" office:value-type="string">
            <text:p text:style-name="P35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<text:span text:style-name="T18">0,07</text:span> мкЗв/ч</text:p>
          </table:table-cell>
          <table:table-cell table:style-name="t7.D3" office:value-type="string">
            <text:p text:style-name="P14">$7-30</text:p>
          </table:table-cell>
          <table:table-cell table:style-name="t7.D3" office:value-type="string">
            <text:p text:style-name="P14">$7-40</text:p>
          </table:table-cell>
          <table:table-cell table:style-name="t7.D3" office:value-type="string">
            <text:p text:style-name="P14">$7-50</text:p>
          </table:table-cell>
          <table:table-cell table:style-name="t7.D3" office:value-type="string">
            <text:p text:style-name="P14">$7-60</text:p>
          </table:table-cell>
          <table:table-cell table:style-name="t7.D3" office:value-type="string">
            <text:p text:style-name="P14">$7-70</text:p>
          </table:table-cell>
          <table:table-cell table:style-name="t7.D3" office:value-type="string">
            <text:p text:style-name="P14">$7-80</text:p>
          </table:table-cell>
          <table:table-cell table:style-name="t7.D3" office:value-type="string">
            <text:p text:style-name="P14">$7-00</text:p>
          </table:table-cell>
          <table:table-cell table:style-name="t7.D3" office:value-type="string">
            <text:p text:style-name="P14">$7-10</text:p>
          </table:table-cell>
          <table:table-cell table:style-name="t7.D3" office:value-type="string">
            <text:p text:style-name="P14">$7-20</text:p>
          </table:table-cell>
          <table:table-cell table:style-name="t7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D3" office:value-type="string">
            <text:p text:style-name="P14">$7-31</text:p>
          </table:table-cell>
          <table:table-cell table:style-name="t7.D3" office:value-type="string">
            <text:p text:style-name="P14">$7-41</text:p>
          </table:table-cell>
          <table:table-cell table:style-name="t7.D3" office:value-type="string">
            <text:p text:style-name="P14">$7-51</text:p>
          </table:table-cell>
          <table:table-cell table:style-name="t7.D3" office:value-type="string">
            <text:p text:style-name="P14">$7-61</text:p>
          </table:table-cell>
          <table:table-cell table:style-name="t7.D3" office:value-type="string">
            <text:p text:style-name="P14">$7-71</text:p>
          </table:table-cell>
          <table:table-cell table:style-name="t7.D3" office:value-type="string">
            <text:p text:style-name="P14">$7-81</text:p>
          </table:table-cell>
          <table:table-cell table:style-name="t7.D3" office:value-type="string">
            <text:p text:style-name="P14">$7-01</text:p>
          </table:table-cell>
          <table:table-cell table:style-name="t7.D3" office:value-type="string">
            <text:p text:style-name="P14">$7-11</text:p>
          </table:table-cell>
          <table:table-cell table:style-name="t7.D3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D3" office:value-type="string">
            <text:p text:style-name="P14">$7-32</text:p>
          </table:table-cell>
          <table:table-cell table:style-name="t7.D3" office:value-type="string">
            <text:p text:style-name="P14">$7-42</text:p>
          </table:table-cell>
          <table:table-cell table:style-name="t7.D3" office:value-type="string">
            <text:p text:style-name="P14">$7-52</text:p>
          </table:table-cell>
          <table:table-cell table:style-name="t7.D3" office:value-type="string">
            <text:p text:style-name="P14">$7-62</text:p>
          </table:table-cell>
          <table:table-cell table:style-name="t7.D3" office:value-type="string">
            <text:p text:style-name="P14">$7-72</text:p>
          </table:table-cell>
          <table:table-cell table:style-name="t7.D3" office:value-type="string">
            <text:p text:style-name="P14">$7-82</text:p>
          </table:table-cell>
          <table:table-cell table:style-name="t7.D3" office:value-type="string">
            <text:p text:style-name="P14">$7-02</text:p>
          </table:table-cell>
          <table:table-cell table:style-name="t7.D3" office:value-type="string">
            <text:p text:style-name="P14">$7-12</text:p>
          </table:table-cell>
          <table:table-cell table:style-name="t7.D3" office:value-type="string">
            <text:p text:style-name="P14">$7-22</text:p>
          </table:table-cell>
          <table:covered-table-cell/>
        </table:table-row>
        <table:table-row>
          <table:table-cell table:style-name="t7.A8" office:value-type="string">
            <text:p text:style-name="P13">70 мкЗв/ч</text:p>
          </table:table-cell>
          <table:table-cell table:style-name="t7.B8" office:value-type="string">
            <text:p text:style-name="P14">$7-33</text:p>
          </table:table-cell>
          <table:table-cell table:style-name="t7.B8" office:value-type="string">
            <text:p text:style-name="P14">$7-43</text:p>
          </table:table-cell>
          <table:table-cell table:style-name="t7.B8" office:value-type="string">
            <text:p text:style-name="P14">$7-53</text:p>
          </table:table-cell>
          <table:table-cell table:style-name="t7.B8" office:value-type="string">
            <text:p text:style-name="P14">$7-63</text:p>
          </table:table-cell>
          <table:table-cell table:style-name="t7.B8" office:value-type="string">
            <text:p text:style-name="P14">$7-73</text:p>
          </table:table-cell>
          <table:table-cell table:style-name="t7.B8" office:value-type="string">
            <text:p text:style-name="P14">$7-83</text:p>
          </table:table-cell>
          <table:table-cell table:style-name="t7.B8" office:value-type="string">
            <text:p text:style-name="P14">$7-03</text:p>
          </table:table-cell>
          <table:table-cell table:style-name="t7.B8" office:value-type="string">
            <text:p text:style-name="P14">$7-13</text:p>
          </table:table-cell>
          <table:table-cell table:style-name="t7.B8" office:value-type="string">
            <text:p text:style-name="P14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0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4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8.B2" table:number-rows-spanned="3" office:value-type="string">
            <text:p text:style-name="P26">Номер источ-ника</text:p>
          </table:table-cell>
          <table:table-cell table:style-name="t8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8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6"><text:span text:style-name="T35">θ</text:span><text:span text:style-name="T27">пр</text:span><text:span text:style-name="T28">i</text:span><text:span text:style-name="T30">,</text:span> %</text:p>
          </table:table-cell>
          <table:table-cell table:style-name="t8.B2" table:number-rows-spanned="3" office:value-type="string">
            <text:p text:style-name="P25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8.K2" table:number-rows-spanned="3" office:value-type="string">
            <text:p text:style-name="P28"><text:span text:style-name="T37">Предел основной </text:span><text:span text:style-name="T30">относи-тельной</text:span> <text:span text:style-name="T18">погреш-ности</text:span>, </text:p>
            <text:p text:style-name="P28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5">Фон, нЗв/ч</text:p>
          </table:table-cell>
          <table:table-cell table:style-name="t8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5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6"><text:span text:style-name="T24">H</text:span><text:span text:style-name="T25">1</text:span></text:p>
          </table:table-cell>
          <table:table-cell table:style-name="t8.D3" office:value-type="string">
            <text:p text:style-name="P35"><text:span text:style-name="T19">H</text:span><text:span text:style-name="T25">2</text:span></text:p>
          </table:table-cell>
          <table:table-cell table:style-name="t8.D3" office:value-type="string">
            <text:p text:style-name="P35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<text:span text:style-name="T18">0,07</text:span> мкЗв/ч</text:p>
          </table:table-cell>
          <table:table-cell table:style-name="t8.D3" office:value-type="string">
            <text:p text:style-name="P14">$8-30</text:p>
          </table:table-cell>
          <table:table-cell table:style-name="t8.D3" office:value-type="string">
            <text:p text:style-name="P14">$8-40</text:p>
          </table:table-cell>
          <table:table-cell table:style-name="t8.D3" office:value-type="string">
            <text:p text:style-name="P14">$8-50</text:p>
          </table:table-cell>
          <table:table-cell table:style-name="t8.D3" office:value-type="string">
            <text:p text:style-name="P14">$8-60</text:p>
          </table:table-cell>
          <table:table-cell table:style-name="t8.D3" office:value-type="string">
            <text:p text:style-name="P14">$8-70</text:p>
          </table:table-cell>
          <table:table-cell table:style-name="t8.D3" office:value-type="string">
            <text:p text:style-name="P14">$8-80</text:p>
          </table:table-cell>
          <table:table-cell table:style-name="t8.D3" office:value-type="string">
            <text:p text:style-name="P14">$8-00</text:p>
          </table:table-cell>
          <table:table-cell table:style-name="t8.D3" office:value-type="string">
            <text:p text:style-name="P14">$8-10</text:p>
          </table:table-cell>
          <table:table-cell table:style-name="t8.D3" office:value-type="string">
            <text:p text:style-name="P14">$8-20</text:p>
          </table:table-cell>
          <table:table-cell table:style-name="t8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D3" office:value-type="string">
            <text:p text:style-name="P14">$8-31</text:p>
          </table:table-cell>
          <table:table-cell table:style-name="t8.D3" office:value-type="string">
            <text:p text:style-name="P14">$8-41</text:p>
          </table:table-cell>
          <table:table-cell table:style-name="t8.D3" office:value-type="string">
            <text:p text:style-name="P14">$8-51</text:p>
          </table:table-cell>
          <table:table-cell table:style-name="t8.D3" office:value-type="string">
            <text:p text:style-name="P14">$8-61</text:p>
          </table:table-cell>
          <table:table-cell table:style-name="t8.D3" office:value-type="string">
            <text:p text:style-name="P14">$8-71</text:p>
          </table:table-cell>
          <table:table-cell table:style-name="t8.D3" office:value-type="string">
            <text:p text:style-name="P14">$8-81</text:p>
          </table:table-cell>
          <table:table-cell table:style-name="t8.D3" office:value-type="string">
            <text:p text:style-name="P14">$8-01</text:p>
          </table:table-cell>
          <table:table-cell table:style-name="t8.D3" office:value-type="string">
            <text:p text:style-name="P14">$8-11</text:p>
          </table:table-cell>
          <table:table-cell table:style-name="t8.D3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D3" office:value-type="string">
            <text:p text:style-name="P14">$8-32</text:p>
          </table:table-cell>
          <table:table-cell table:style-name="t8.D3" office:value-type="string">
            <text:p text:style-name="P14">$8-42</text:p>
          </table:table-cell>
          <table:table-cell table:style-name="t8.D3" office:value-type="string">
            <text:p text:style-name="P14">$8-52</text:p>
          </table:table-cell>
          <table:table-cell table:style-name="t8.D3" office:value-type="string">
            <text:p text:style-name="P14">$8-62</text:p>
          </table:table-cell>
          <table:table-cell table:style-name="t8.D3" office:value-type="string">
            <text:p text:style-name="P14">$8-72</text:p>
          </table:table-cell>
          <table:table-cell table:style-name="t8.D3" office:value-type="string">
            <text:p text:style-name="P14">$8-82</text:p>
          </table:table-cell>
          <table:table-cell table:style-name="t8.D3" office:value-type="string">
            <text:p text:style-name="P14">$8-02</text:p>
          </table:table-cell>
          <table:table-cell table:style-name="t8.D3" office:value-type="string">
            <text:p text:style-name="P14">$8-12</text:p>
          </table:table-cell>
          <table:table-cell table:style-name="t8.D3" office:value-type="string">
            <text:p text:style-name="P14">$8-22</text:p>
          </table:table-cell>
          <table:covered-table-cell/>
        </table:table-row>
        <table:table-row>
          <table:table-cell table:style-name="t8.A8" office:value-type="string">
            <text:p text:style-name="P13">70 мкЗв/ч</text:p>
          </table:table-cell>
          <table:table-cell table:style-name="t8.B8" office:value-type="string">
            <text:p text:style-name="P14">$8-33</text:p>
          </table:table-cell>
          <table:table-cell table:style-name="t8.B8" office:value-type="string">
            <text:p text:style-name="P14">$8-43</text:p>
          </table:table-cell>
          <table:table-cell table:style-name="t8.B8" office:value-type="string">
            <text:p text:style-name="P14">$8-53</text:p>
          </table:table-cell>
          <table:table-cell table:style-name="t8.B8" office:value-type="string">
            <text:p text:style-name="P14">$8-63</text:p>
          </table:table-cell>
          <table:table-cell table:style-name="t8.B8" office:value-type="string">
            <text:p text:style-name="P14">$8-73</text:p>
          </table:table-cell>
          <table:table-cell table:style-name="t8.B8" office:value-type="string">
            <text:p text:style-name="P14">$8-83</text:p>
          </table:table-cell>
          <table:table-cell table:style-name="t8.B8" office:value-type="string">
            <text:p text:style-name="P14">$8-03</text:p>
          </table:table-cell>
          <table:table-cell table:style-name="t8.B8" office:value-type="string">
            <text:p text:style-name="P14">$8-13</text:p>
          </table:table-cell>
          <table:table-cell table:style-name="t8.B8" office:value-type="string">
            <text:p text:style-name="P14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0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4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9.B2" table:number-rows-spanned="3" office:value-type="string">
            <text:p text:style-name="P26">Номер источ-ника</text:p>
          </table:table-cell>
          <table:table-cell table:style-name="t9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9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6"><text:span text:style-name="T35">θ</text:span><text:span text:style-name="T27">пр</text:span><text:span text:style-name="T28">i</text:span><text:span text:style-name="T30">,</text:span> %</text:p>
          </table:table-cell>
          <table:table-cell table:style-name="t9.B2" table:number-rows-spanned="3" office:value-type="string">
            <text:p text:style-name="P25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9.K2" table:number-rows-spanned="3" office:value-type="string">
            <text:p text:style-name="P28"><text:span text:style-name="T37">Предел основной </text:span><text:span text:style-name="T30">относи-тельной</text:span> <text:span text:style-name="T18">погреш-ности</text:span>, </text:p>
            <text:p text:style-name="P28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5">Фон, нЗв/ч</text:p>
          </table:table-cell>
          <table:table-cell table:style-name="t9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5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6"><text:span text:style-name="T24">H</text:span><text:span text:style-name="T25">1</text:span></text:p>
          </table:table-cell>
          <table:table-cell table:style-name="t9.D3" office:value-type="string">
            <text:p text:style-name="P35"><text:span text:style-name="T19">H</text:span><text:span text:style-name="T25">2</text:span></text:p>
          </table:table-cell>
          <table:table-cell table:style-name="t9.D3" office:value-type="string">
            <text:p text:style-name="P35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<text:span text:style-name="T18">0,07</text:span> мкЗв/ч</text:p>
          </table:table-cell>
          <table:table-cell table:style-name="t9.D3" office:value-type="string">
            <text:p text:style-name="P14">$9-30</text:p>
          </table:table-cell>
          <table:table-cell table:style-name="t9.D3" office:value-type="string">
            <text:p text:style-name="P14">$9-40</text:p>
          </table:table-cell>
          <table:table-cell table:style-name="t9.D3" office:value-type="string">
            <text:p text:style-name="P14">$9-50</text:p>
          </table:table-cell>
          <table:table-cell table:style-name="t9.D3" office:value-type="string">
            <text:p text:style-name="P14">$9-60</text:p>
          </table:table-cell>
          <table:table-cell table:style-name="t9.D3" office:value-type="string">
            <text:p text:style-name="P14">$9-70</text:p>
          </table:table-cell>
          <table:table-cell table:style-name="t9.D3" office:value-type="string">
            <text:p text:style-name="P14">$9-80</text:p>
          </table:table-cell>
          <table:table-cell table:style-name="t9.D3" office:value-type="string">
            <text:p text:style-name="P14">$9-00</text:p>
          </table:table-cell>
          <table:table-cell table:style-name="t9.D3" office:value-type="string">
            <text:p text:style-name="P14">$9-10</text:p>
          </table:table-cell>
          <table:table-cell table:style-name="t9.D3" office:value-type="string">
            <text:p text:style-name="P14">$9-20</text:p>
          </table:table-cell>
          <table:table-cell table:style-name="t9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D3" office:value-type="string">
            <text:p text:style-name="P14">$9-31</text:p>
          </table:table-cell>
          <table:table-cell table:style-name="t9.D3" office:value-type="string">
            <text:p text:style-name="P14">$9-41</text:p>
          </table:table-cell>
          <table:table-cell table:style-name="t9.D3" office:value-type="string">
            <text:p text:style-name="P14">$9-51</text:p>
          </table:table-cell>
          <table:table-cell table:style-name="t9.D3" office:value-type="string">
            <text:p text:style-name="P14">$9-61</text:p>
          </table:table-cell>
          <table:table-cell table:style-name="t9.D3" office:value-type="string">
            <text:p text:style-name="P14">$9-71</text:p>
          </table:table-cell>
          <table:table-cell table:style-name="t9.D3" office:value-type="string">
            <text:p text:style-name="P14">$9-81</text:p>
          </table:table-cell>
          <table:table-cell table:style-name="t9.D3" office:value-type="string">
            <text:p text:style-name="P14">$9-01</text:p>
          </table:table-cell>
          <table:table-cell table:style-name="t9.D3" office:value-type="string">
            <text:p text:style-name="P14">$9-11</text:p>
          </table:table-cell>
          <table:table-cell table:style-name="t9.D3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D3" office:value-type="string">
            <text:p text:style-name="P14">$9-32</text:p>
          </table:table-cell>
          <table:table-cell table:style-name="t9.D3" office:value-type="string">
            <text:p text:style-name="P14">$9-42</text:p>
          </table:table-cell>
          <table:table-cell table:style-name="t9.D3" office:value-type="string">
            <text:p text:style-name="P14">$9-52</text:p>
          </table:table-cell>
          <table:table-cell table:style-name="t9.D3" office:value-type="string">
            <text:p text:style-name="P14">$9-62</text:p>
          </table:table-cell>
          <table:table-cell table:style-name="t9.D3" office:value-type="string">
            <text:p text:style-name="P14">$9-72</text:p>
          </table:table-cell>
          <table:table-cell table:style-name="t9.D3" office:value-type="string">
            <text:p text:style-name="P14">$9-82</text:p>
          </table:table-cell>
          <table:table-cell table:style-name="t9.D3" office:value-type="string">
            <text:p text:style-name="P14">$9-02</text:p>
          </table:table-cell>
          <table:table-cell table:style-name="t9.D3" office:value-type="string">
            <text:p text:style-name="P14">$9-12</text:p>
          </table:table-cell>
          <table:table-cell table:style-name="t9.D3" office:value-type="string">
            <text:p text:style-name="P14">$9-22</text:p>
          </table:table-cell>
          <table:covered-table-cell/>
        </table:table-row>
        <table:table-row>
          <table:table-cell table:style-name="t9.A8" office:value-type="string">
            <text:p text:style-name="P13">70 мкЗв/ч</text:p>
          </table:table-cell>
          <table:table-cell table:style-name="t9.B8" office:value-type="string">
            <text:p text:style-name="P14">$9-33</text:p>
          </table:table-cell>
          <table:table-cell table:style-name="t9.B8" office:value-type="string">
            <text:p text:style-name="P14">$9-43</text:p>
          </table:table-cell>
          <table:table-cell table:style-name="t9.B8" office:value-type="string">
            <text:p text:style-name="P14">$9-53</text:p>
          </table:table-cell>
          <table:table-cell table:style-name="t9.B8" office:value-type="string">
            <text:p text:style-name="P14">$9-63</text:p>
          </table:table-cell>
          <table:table-cell table:style-name="t9.B8" office:value-type="string">
            <text:p text:style-name="P14">$9-73</text:p>
          </table:table-cell>
          <table:table-cell table:style-name="t9.B8" office:value-type="string">
            <text:p text:style-name="P14">$9-83</text:p>
          </table:table-cell>
          <table:table-cell table:style-name="t9.B8" office:value-type="string">
            <text:p text:style-name="P14">$9-03</text:p>
          </table:table-cell>
          <table:table-cell table:style-name="t9.B8" office:value-type="string">
            <text:p text:style-name="P14">$9-13</text:p>
          </table:table-cell>
          <table:table-cell table:style-name="t9.B8" office:value-type="string">
            <text:p text:style-name="P14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0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4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10.B2" table:number-rows-spanned="3" office:value-type="string">
            <text:p text:style-name="P26">Номер источ-ника</text:p>
          </table:table-cell>
          <table:table-cell table:style-name="t10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0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6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6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0.B2" table:number-rows-spanned="3" office:value-type="string">
            <text:p text:style-name="P25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0.K2" table:number-rows-spanned="3" office:value-type="string">
            <text:p text:style-name="P28"><text:span text:style-name="T37">Предел основной </text:span><text:span text:style-name="T30">относи-тельной</text:span> <text:span text:style-name="T18">погреш-ности</text:span>, </text:p>
            <text:p text:style-name="P28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5">Фон, нЗв/ч</text:p>
          </table:table-cell>
          <table:table-cell table:style-name="t10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5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6"><text:span text:style-name="T24">H</text:span><text:span text:style-name="T25">1</text:span></text:p>
          </table:table-cell>
          <table:table-cell table:style-name="t10.D3" office:value-type="string">
            <text:p text:style-name="P35"><text:span text:style-name="T19">H</text:span><text:span text:style-name="T25">2</text:span></text:p>
          </table:table-cell>
          <table:table-cell table:style-name="t10.D3" office:value-type="string">
            <text:p text:style-name="P35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<text:span text:style-name="T18">0,07</text:span> мкЗв/ч</text:p>
          </table:table-cell>
          <table:table-cell table:style-name="t10.D3" office:value-type="string">
            <text:p text:style-name="P14">$10-30</text:p>
          </table:table-cell>
          <table:table-cell table:style-name="t10.D3" office:value-type="string">
            <text:p text:style-name="P14">$10-40</text:p>
          </table:table-cell>
          <table:table-cell table:style-name="t10.D3" office:value-type="string">
            <text:p text:style-name="P14">$10-50</text:p>
          </table:table-cell>
          <table:table-cell table:style-name="t10.D3" office:value-type="string">
            <text:p text:style-name="P14">$10-60</text:p>
          </table:table-cell>
          <table:table-cell table:style-name="t10.D3" office:value-type="string">
            <text:p text:style-name="P14">$10-70</text:p>
          </table:table-cell>
          <table:table-cell table:style-name="t10.D3" office:value-type="string">
            <text:p text:style-name="P14">$10-80</text:p>
          </table:table-cell>
          <table:table-cell table:style-name="t10.D3" office:value-type="string">
            <text:p text:style-name="P14">$10-00</text:p>
          </table:table-cell>
          <table:table-cell table:style-name="t10.D3" office:value-type="string">
            <text:p text:style-name="P14">$10-10</text:p>
          </table:table-cell>
          <table:table-cell table:style-name="t10.D3" office:value-type="string">
            <text:p text:style-name="P14">$10-20</text:p>
          </table:table-cell>
          <table:table-cell table:style-name="t10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10.A5" office:value-type="string">
            <text:p text:style-name="P13">0,7 мкЗв/ч</text:p>
          </table:table-cell>
          <table:table-cell table:style-name="t10.D3" office:value-type="string">
            <text:p text:style-name="P14">$10-31</text:p>
          </table:table-cell>
          <table:table-cell table:style-name="t10.D3" office:value-type="string">
            <text:p text:style-name="P14">$10-41</text:p>
          </table:table-cell>
          <table:table-cell table:style-name="t10.D3" office:value-type="string">
            <text:p text:style-name="P14">$10-51</text:p>
          </table:table-cell>
          <table:table-cell table:style-name="t10.D3" office:value-type="string">
            <text:p text:style-name="P14">$10-61</text:p>
          </table:table-cell>
          <table:table-cell table:style-name="t10.D3" office:value-type="string">
            <text:p text:style-name="P14">$10-71</text:p>
          </table:table-cell>
          <table:table-cell table:style-name="t10.D3" office:value-type="string">
            <text:p text:style-name="P14">$10-81</text:p>
          </table:table-cell>
          <table:table-cell table:style-name="t10.D3" office:value-type="string">
            <text:p text:style-name="P14">$10-01</text:p>
          </table:table-cell>
          <table:table-cell table:style-name="t10.D3" office:value-type="string">
            <text:p text:style-name="P14">$10-11</text:p>
          </table:table-cell>
          <table:table-cell table:style-name="t10.D3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 мкЗв/ч</text:p>
          </table:table-cell>
          <table:table-cell table:style-name="t10.D3" office:value-type="string">
            <text:p text:style-name="P14">$10-32</text:p>
          </table:table-cell>
          <table:table-cell table:style-name="t10.D3" office:value-type="string">
            <text:p text:style-name="P14">$10-42</text:p>
          </table:table-cell>
          <table:table-cell table:style-name="t10.D3" office:value-type="string">
            <text:p text:style-name="P14">$10-52</text:p>
          </table:table-cell>
          <table:table-cell table:style-name="t10.D3" office:value-type="string">
            <text:p text:style-name="P14">$10-62</text:p>
          </table:table-cell>
          <table:table-cell table:style-name="t10.D3" office:value-type="string">
            <text:p text:style-name="P14">$10-72</text:p>
          </table:table-cell>
          <table:table-cell table:style-name="t10.D3" office:value-type="string">
            <text:p text:style-name="P14">$10-82</text:p>
          </table:table-cell>
          <table:table-cell table:style-name="t10.D3" office:value-type="string">
            <text:p text:style-name="P14">$10-02</text:p>
          </table:table-cell>
          <table:table-cell table:style-name="t10.D3" office:value-type="string">
            <text:p text:style-name="P14">$10-12</text:p>
          </table:table-cell>
          <table:table-cell table:style-name="t10.D3" office:value-type="string">
            <text:p text:style-name="P14">$10-22</text:p>
          </table:table-cell>
          <table:covered-table-cell/>
        </table:table-row>
        <table:table-row>
          <table:table-cell table:style-name="t10.A8" office:value-type="string">
            <text:p text:style-name="P13">70 мкЗв/ч</text:p>
          </table:table-cell>
          <table:table-cell table:style-name="t10.B8" office:value-type="string">
            <text:p text:style-name="P14">$10-33</text:p>
          </table:table-cell>
          <table:table-cell table:style-name="t10.B8" office:value-type="string">
            <text:p text:style-name="P14">$10-43</text:p>
          </table:table-cell>
          <table:table-cell table:style-name="t10.B8" office:value-type="string">
            <text:p text:style-name="P14">$10-53</text:p>
          </table:table-cell>
          <table:table-cell table:style-name="t10.B8" office:value-type="string">
            <text:p text:style-name="P14">$10-63</text:p>
          </table:table-cell>
          <table:table-cell table:style-name="t10.B8" office:value-type="string">
            <text:p text:style-name="P14">$10-73</text:p>
          </table:table-cell>
          <table:table-cell table:style-name="t10.B8" office:value-type="string">
            <text:p text:style-name="P14">$10-83</text:p>
          </table:table-cell>
          <table:table-cell table:style-name="t10.B8" office:value-type="string">
            <text:p text:style-name="P14">$10-03</text:p>
          </table:table-cell>
          <table:table-cell table:style-name="t10.B8" office:value-type="string">
            <text:p text:style-name="P14">$10-13</text:p>
          </table:table-cell>
          <table:table-cell table:style-name="t10.B8" office:value-type="string">
            <text:p text:style-name="P14">$10-23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ext:soft-page-break/>
        <table:table-row table:style-name="t11.1">
          <table:table-cell table:style-name="t11.A1" table:number-columns-spanned="11" office:value-type="string">
            <text:p text:style-name="P30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4">Мощность амбиентной эквивалент-ной дозы в <text:span text:style-name="T30">контроль-ной</text:span> точке <text:span text:style-name="T34">Ḣ</text:span><text:span text:style-name="T26">oi</text:span></text:p>
          </table:table-cell>
          <table:table-cell table:style-name="t11.B2" table:number-rows-spanned="3" office:value-type="string">
            <text:p text:style-name="P26">Номер источ-ника</text:p>
          </table:table-cell>
          <table:table-cell table:style-name="t11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1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6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6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1.B2" table:number-rows-spanned="3" office:value-type="string">
            <text:p text:style-name="P25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1.K2" table:number-rows-spanned="3" office:value-type="string">
            <text:p text:style-name="P28"><text:span text:style-name="T37">Предел основной </text:span><text:span text:style-name="T30">относи-тельной</text:span> <text:span text:style-name="T18">погреш-ности</text:span>, </text:p>
            <text:p text:style-name="P28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35">Фон, нЗв/ч</text:p>
          </table:table-cell>
          <table:table-cell table:style-name="t11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35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6"><text:span text:style-name="T24">H</text:span><text:span text:style-name="T25">1</text:span></text:p>
          </table:table-cell>
          <table:table-cell table:style-name="t11.D3" office:value-type="string">
            <text:p text:style-name="P35"><text:span text:style-name="T19">H</text:span><text:span text:style-name="T25">2</text:span></text:p>
          </table:table-cell>
          <table:table-cell table:style-name="t11.D3" office:value-type="string">
            <text:p text:style-name="P35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3"><text:span text:style-name="T30">0,07</text:span> мкЗв/ч</text:p>
          </table:table-cell>
          <table:table-cell table:style-name="t11.B5" office:value-type="string">
            <text:p text:style-name="P19">$11-30</text:p>
          </table:table-cell>
          <table:table-cell table:style-name="t11.B5" office:value-type="string">
            <text:p text:style-name="P19">$11-40</text:p>
          </table:table-cell>
          <table:table-cell table:style-name="t11.B5" office:value-type="string">
            <text:p text:style-name="P19">$11-50</text:p>
          </table:table-cell>
          <table:table-cell table:style-name="t11.B5" office:value-type="string">
            <text:p text:style-name="P19">$11-60</text:p>
          </table:table-cell>
          <table:table-cell table:style-name="t11.B5" office:value-type="string">
            <text:p text:style-name="P19">$11-70</text:p>
          </table:table-cell>
          <table:table-cell table:style-name="t11.B5" office:value-type="string">
            <text:p text:style-name="P19">$11-80</text:p>
          </table:table-cell>
          <table:table-cell table:style-name="t11.B5" office:value-type="string">
            <text:p text:style-name="P19">$11-00</text:p>
          </table:table-cell>
          <table:table-cell table:style-name="t11.B5" office:value-type="string">
            <text:p text:style-name="P19">$11-10</text:p>
          </table:table-cell>
          <table:table-cell table:style-name="t11.B5" office:value-type="string">
            <text:p text:style-name="P19">$11-20</text:p>
          </table:table-cell>
          <table:table-cell table:style-name="t11.K5" table:number-rows-spanned="4" office:value-type="string">
            <text:p text:style-name="P16">±<text:span text:style-name="T18">15</text:span></text:p>
          </table:table-cell>
        </table:table-row>
        <table:table-row>
          <table:table-cell table:style-name="t11.A5" office:value-type="string">
            <text:p text:style-name="P13">0,7 мкЗв/ч</text:p>
          </table:table-cell>
          <table:table-cell table:style-name="t11.B5" office:value-type="string">
            <text:p text:style-name="P19">$11-31</text:p>
          </table:table-cell>
          <table:table-cell table:style-name="t11.B5" office:value-type="string">
            <text:p text:style-name="P19">$11-41</text:p>
          </table:table-cell>
          <table:table-cell table:style-name="t11.B5" office:value-type="string">
            <text:p text:style-name="P19">$11-51</text:p>
          </table:table-cell>
          <table:table-cell table:style-name="t11.B5" office:value-type="string">
            <text:p text:style-name="P19">$11-61</text:p>
          </table:table-cell>
          <table:table-cell table:style-name="t11.B5" office:value-type="string">
            <text:p text:style-name="P19">$11-71</text:p>
          </table:table-cell>
          <table:table-cell table:style-name="t11.B5" office:value-type="string">
            <text:p text:style-name="P19">$11-81</text:p>
          </table:table-cell>
          <table:table-cell table:style-name="t11.B5" office:value-type="string">
            <text:p text:style-name="P19">$11-01</text:p>
          </table:table-cell>
          <table:table-cell table:style-name="t11.B5" office:value-type="string">
            <text:p text:style-name="P19">$11-11</text:p>
          </table:table-cell>
          <table:table-cell table:style-name="t11.B5" office:value-type="string">
            <text:p text:style-name="P19">$11-21</text:p>
          </table:table-cell>
          <table:covered-table-cell/>
        </table:table-row>
        <table:table-row>
          <table:table-cell table:style-name="t11.A5" office:value-type="string">
            <text:p text:style-name="P13">7 мкЗв/ч</text:p>
          </table:table-cell>
          <table:table-cell table:style-name="t11.B5" office:value-type="string">
            <text:p text:style-name="P19">$11-32</text:p>
          </table:table-cell>
          <table:table-cell table:style-name="t11.B5" office:value-type="string">
            <text:p text:style-name="P19">$11-42</text:p>
          </table:table-cell>
          <table:table-cell table:style-name="t11.B5" office:value-type="string">
            <text:p text:style-name="P19">$11-52</text:p>
          </table:table-cell>
          <table:table-cell table:style-name="t11.B5" office:value-type="string">
            <text:p text:style-name="P19">$11-62</text:p>
          </table:table-cell>
          <table:table-cell table:style-name="t11.B5" office:value-type="string">
            <text:p text:style-name="P19">$11-72</text:p>
          </table:table-cell>
          <table:table-cell table:style-name="t11.B5" office:value-type="string">
            <text:p text:style-name="P19">$11-82</text:p>
          </table:table-cell>
          <table:table-cell table:style-name="t11.B5" office:value-type="string">
            <text:p text:style-name="P19">$11-02</text:p>
          </table:table-cell>
          <table:table-cell table:style-name="t11.B5" office:value-type="string">
            <text:p text:style-name="P19">$11-12</text:p>
          </table:table-cell>
          <table:table-cell table:style-name="t11.B5" office:value-type="string">
            <text:p text:style-name="P19">$11-22</text:p>
          </table:table-cell>
          <table:covered-table-cell/>
        </table:table-row>
        <table:table-row>
          <table:table-cell table:style-name="t11.A8" office:value-type="string">
            <text:p text:style-name="P13">70 мкЗв/ч</text:p>
          </table:table-cell>
          <table:table-cell table:style-name="t11.B8" office:value-type="string">
            <text:p text:style-name="P19">$11-33</text:p>
          </table:table-cell>
          <table:table-cell table:style-name="t11.B8" office:value-type="string">
            <text:p text:style-name="P19">$11-43</text:p>
          </table:table-cell>
          <table:table-cell table:style-name="t11.B8" office:value-type="string">
            <text:p text:style-name="P19">$11-53</text:p>
          </table:table-cell>
          <table:table-cell table:style-name="t11.B8" office:value-type="string">
            <text:p text:style-name="P19">$11-63</text:p>
          </table:table-cell>
          <table:table-cell table:style-name="t11.B8" office:value-type="string">
            <text:p text:style-name="P19">$11-73</text:p>
          </table:table-cell>
          <table:table-cell table:style-name="t11.B8" office:value-type="string">
            <text:p text:style-name="P19">$11-83</text:p>
          </table:table-cell>
          <table:table-cell table:style-name="t11.B8" office:value-type="string">
            <text:p text:style-name="P19">$11-03</text:p>
          </table:table-cell>
          <table:table-cell table:style-name="t11.B8" office:value-type="string">
            <text:p text:style-name="P19">$11-13</text:p>
          </table:table-cell>
          <table:table-cell table:style-name="t11.B8" office:value-type="string">
            <text:p text:style-name="P19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able:table-row table:style-name="t12.1">
          <table:table-cell table:style-name="t12.A1" table:number-columns-spanned="11" office:value-type="string">
            <text:p text:style-name="P30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4">Мощность амбиентной эквивалент-ной дозы в <text:span text:style-name="T30">контроль-ной</text:span> точке <text:span text:style-name="T34">Ḣ</text:span><text:span text:style-name="T26">oi</text:span></text:p>
          </table:table-cell>
          <table:table-cell table:style-name="t12.B2" table:number-rows-spanned="3" office:value-type="string">
            <text:p text:style-name="P26">Номер источ-ника</text:p>
          </table:table-cell>
          <table:table-cell table:style-name="t12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2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6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6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2.B2" table:number-rows-spanned="3" office:value-type="string">
            <text:p text:style-name="P25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2.K2" table:number-rows-spanned="3" office:value-type="string">
            <text:p text:style-name="P28"><text:span text:style-name="T37">Предел основной </text:span><text:span text:style-name="T30">относи-тельной</text:span> <text:span text:style-name="T18">погреш-ности</text:span>, </text:p>
            <text:p text:style-name="P28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35">Фон, нЗв/ч</text:p>
          </table:table-cell>
          <table:table-cell table:style-name="t12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35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6"><text:span text:style-name="T24">H</text:span><text:span text:style-name="T25">1</text:span></text:p>
          </table:table-cell>
          <table:table-cell table:style-name="t12.D3" office:value-type="string">
            <text:p text:style-name="P35"><text:span text:style-name="T19">H</text:span><text:span text:style-name="T25">2</text:span></text:p>
          </table:table-cell>
          <table:table-cell table:style-name="t12.D3" office:value-type="string">
            <text:p text:style-name="P35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3"><text:span text:style-name="T30">0,07</text:span> мкЗв/ч</text:p>
          </table:table-cell>
          <table:table-cell table:style-name="t12.B5" office:value-type="string">
            <text:p text:style-name="P19">$12-30</text:p>
          </table:table-cell>
          <table:table-cell table:style-name="t12.B5" office:value-type="string">
            <text:p text:style-name="P19">$12-40</text:p>
          </table:table-cell>
          <table:table-cell table:style-name="t12.B5" office:value-type="string">
            <text:p text:style-name="P19">$12-50</text:p>
          </table:table-cell>
          <table:table-cell table:style-name="t12.B5" office:value-type="string">
            <text:p text:style-name="P19">$12-60</text:p>
          </table:table-cell>
          <table:table-cell table:style-name="t12.B5" office:value-type="string">
            <text:p text:style-name="P19">$12-70</text:p>
          </table:table-cell>
          <table:table-cell table:style-name="t12.B5" office:value-type="string">
            <text:p text:style-name="P19">$12-80</text:p>
          </table:table-cell>
          <table:table-cell table:style-name="t12.B5" office:value-type="string">
            <text:p text:style-name="P19">$12-00</text:p>
          </table:table-cell>
          <table:table-cell table:style-name="t12.B5" office:value-type="string">
            <text:p text:style-name="P19">$12-10</text:p>
          </table:table-cell>
          <table:table-cell table:style-name="t12.B5" office:value-type="string">
            <text:p text:style-name="P19">$12-20</text:p>
          </table:table-cell>
          <table:table-cell table:style-name="t12.K5" table:number-rows-spanned="4" office:value-type="string">
            <text:p text:style-name="P16">±<text:span text:style-name="T18">15</text:span></text:p>
          </table:table-cell>
        </table:table-row>
        <table:table-row>
          <table:table-cell table:style-name="t12.A5" office:value-type="string">
            <text:p text:style-name="P13">0,7 мкЗв/ч</text:p>
          </table:table-cell>
          <table:table-cell table:style-name="t12.B5" office:value-type="string">
            <text:p text:style-name="P19">$12-31</text:p>
          </table:table-cell>
          <table:table-cell table:style-name="t12.B5" office:value-type="string">
            <text:p text:style-name="P19">$12-41</text:p>
          </table:table-cell>
          <table:table-cell table:style-name="t12.B5" office:value-type="string">
            <text:p text:style-name="P19">$12-51</text:p>
          </table:table-cell>
          <table:table-cell table:style-name="t12.B5" office:value-type="string">
            <text:p text:style-name="P19">$12-61</text:p>
          </table:table-cell>
          <table:table-cell table:style-name="t12.B5" office:value-type="string">
            <text:p text:style-name="P19">$12-71</text:p>
          </table:table-cell>
          <table:table-cell table:style-name="t12.B5" office:value-type="string">
            <text:p text:style-name="P19">$12-81</text:p>
          </table:table-cell>
          <table:table-cell table:style-name="t12.B5" office:value-type="string">
            <text:p text:style-name="P19">$12-01</text:p>
          </table:table-cell>
          <table:table-cell table:style-name="t12.B5" office:value-type="string">
            <text:p text:style-name="P19">$12-11</text:p>
          </table:table-cell>
          <table:table-cell table:style-name="t12.B5" office:value-type="string">
            <text:p text:style-name="P19">$12-21</text:p>
          </table:table-cell>
          <table:covered-table-cell/>
        </table:table-row>
        <table:table-row>
          <table:table-cell table:style-name="t12.A5" office:value-type="string">
            <text:p text:style-name="P13">7 мкЗв/ч</text:p>
          </table:table-cell>
          <table:table-cell table:style-name="t12.B5" office:value-type="string">
            <text:p text:style-name="P19">$12-32</text:p>
          </table:table-cell>
          <table:table-cell table:style-name="t12.B5" office:value-type="string">
            <text:p text:style-name="P19">$12-42</text:p>
          </table:table-cell>
          <table:table-cell table:style-name="t12.B5" office:value-type="string">
            <text:p text:style-name="P19">$12-52</text:p>
          </table:table-cell>
          <table:table-cell table:style-name="t12.B5" office:value-type="string">
            <text:p text:style-name="P19">$12-62</text:p>
          </table:table-cell>
          <table:table-cell table:style-name="t12.B5" office:value-type="string">
            <text:p text:style-name="P19">$12-72</text:p>
          </table:table-cell>
          <table:table-cell table:style-name="t12.B5" office:value-type="string">
            <text:p text:style-name="P19">$12-82</text:p>
          </table:table-cell>
          <table:table-cell table:style-name="t12.B5" office:value-type="string">
            <text:p text:style-name="P19">$12-02</text:p>
          </table:table-cell>
          <table:table-cell table:style-name="t12.B5" office:value-type="string">
            <text:p text:style-name="P19">$12-12</text:p>
          </table:table-cell>
          <table:table-cell table:style-name="t12.B5" office:value-type="string">
            <text:p text:style-name="P19">$12-22</text:p>
          </table:table-cell>
          <table:covered-table-cell/>
        </table:table-row>
        <table:table-row>
          <table:table-cell table:style-name="t12.A8" office:value-type="string">
            <text:p text:style-name="P13">70 мкЗв/ч</text:p>
          </table:table-cell>
          <table:table-cell table:style-name="t12.B8" office:value-type="string">
            <text:p text:style-name="P19">$12-33</text:p>
          </table:table-cell>
          <table:table-cell table:style-name="t12.B8" office:value-type="string">
            <text:p text:style-name="P19">$12-43</text:p>
          </table:table-cell>
          <table:table-cell table:style-name="t12.B8" office:value-type="string">
            <text:p text:style-name="P19">$12-53</text:p>
          </table:table-cell>
          <table:table-cell table:style-name="t12.B8" office:value-type="string">
            <text:p text:style-name="P19">$12-63</text:p>
          </table:table-cell>
          <table:table-cell table:style-name="t12.B8" office:value-type="string">
            <text:p text:style-name="P19">$12-73</text:p>
          </table:table-cell>
          <table:table-cell table:style-name="t12.B8" office:value-type="string">
            <text:p text:style-name="P19">$12-83</text:p>
          </table:table-cell>
          <table:table-cell table:style-name="t12.B8" office:value-type="string">
            <text:p text:style-name="P19">$12-03</text:p>
          </table:table-cell>
          <table:table-cell table:style-name="t12.B8" office:value-type="string">
            <text:p text:style-name="P19">$12-13</text:p>
          </table:table-cell>
          <table:table-cell table:style-name="t12.B8" office:value-type="string">
            <text:p text:style-name="P19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3"/>
        <table:table-column table:style-name="t13.K"/>
        <table:table-row table:style-name="t13.1">
          <table:table-cell table:style-name="t13.A1" table:number-columns-spanned="11" office:value-type="string">
            <text:p text:style-name="P30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24">Мощность амбиентной эквивалент-ной дозы в <text:span text:style-name="T30">контроль-ной</text:span> точке <text:span text:style-name="T34">Ḣ</text:span><text:span text:style-name="T26">oi</text:span></text:p>
          </table:table-cell>
          <table:table-cell table:style-name="t13.B2" table:number-rows-spanned="3" office:value-type="string">
            <text:p text:style-name="P26">Номер источ-ника</text:p>
          </table:table-cell>
          <table:table-cell table:style-name="t13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3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26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6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3.B2" table:number-rows-spanned="3" office:value-type="string">
            <text:p text:style-name="P25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3.K2" table:number-rows-spanned="3" office:value-type="string">
            <text:p text:style-name="P28"><text:span text:style-name="T37">Предел основной </text:span><text:span text:style-name="T30">относи-тельной</text:span> <text:span text:style-name="T18">погреш-ности</text:span>, </text:p>
            <text:p text:style-name="P28">%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35">Фон, нЗв/ч</text:p>
          </table:table-cell>
          <table:table-cell table:style-name="t13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3.D3" table:number-rows-spanned="2" office:value-type="string">
            <text:p text:style-name="P35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D3" office:value-type="string">
            <text:p text:style-name="P36"><text:span text:style-name="T24">H</text:span><text:span text:style-name="T25">1</text:span></text:p>
          </table:table-cell>
          <table:table-cell table:style-name="t13.D3" office:value-type="string">
            <text:p text:style-name="P35"><text:span text:style-name="T19">H</text:span><text:span text:style-name="T25">2</text:span></text:p>
          </table:table-cell>
          <table:table-cell table:style-name="t13.D3" office:value-type="string">
            <text:p text:style-name="P35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13"><text:span text:style-name="T30">0,07</text:span> мкЗв/ч</text:p>
          </table:table-cell>
          <table:table-cell table:style-name="t13.B5" office:value-type="string">
            <text:p text:style-name="P19">$13-30</text:p>
          </table:table-cell>
          <table:table-cell table:style-name="t13.B5" office:value-type="string">
            <text:p text:style-name="P19">$13-40</text:p>
          </table:table-cell>
          <table:table-cell table:style-name="t13.B5" office:value-type="string">
            <text:p text:style-name="P19">$13-50</text:p>
          </table:table-cell>
          <table:table-cell table:style-name="t13.B5" office:value-type="string">
            <text:p text:style-name="P19">$13-60</text:p>
          </table:table-cell>
          <table:table-cell table:style-name="t13.B5" office:value-type="string">
            <text:p text:style-name="P19">$13-70</text:p>
          </table:table-cell>
          <table:table-cell table:style-name="t13.B5" office:value-type="string">
            <text:p text:style-name="P19">$13-80</text:p>
          </table:table-cell>
          <table:table-cell table:style-name="t13.B5" office:value-type="string">
            <text:p text:style-name="P19">$13-00</text:p>
          </table:table-cell>
          <table:table-cell table:style-name="t13.B5" office:value-type="string">
            <text:p text:style-name="P19">$13-10</text:p>
          </table:table-cell>
          <table:table-cell table:style-name="t13.B5" office:value-type="string">
            <text:p text:style-name="P19">$13-20</text:p>
          </table:table-cell>
          <table:table-cell table:style-name="t13.K5" table:number-rows-spanned="4" office:value-type="string">
            <text:p text:style-name="P16">±<text:span text:style-name="T18">15</text:span></text:p>
          </table:table-cell>
        </table:table-row>
        <table:table-row>
          <table:table-cell table:style-name="t13.A5" office:value-type="string">
            <text:p text:style-name="P13">0,7 мкЗв/ч</text:p>
          </table:table-cell>
          <table:table-cell table:style-name="t13.B5" office:value-type="string">
            <text:p text:style-name="P19">$13-31</text:p>
          </table:table-cell>
          <table:table-cell table:style-name="t13.B5" office:value-type="string">
            <text:p text:style-name="P19">$13-41</text:p>
          </table:table-cell>
          <table:table-cell table:style-name="t13.B5" office:value-type="string">
            <text:p text:style-name="P19">$13-51</text:p>
          </table:table-cell>
          <table:table-cell table:style-name="t13.B5" office:value-type="string">
            <text:p text:style-name="P19">$13-61</text:p>
          </table:table-cell>
          <table:table-cell table:style-name="t13.B5" office:value-type="string">
            <text:p text:style-name="P19">$13-71</text:p>
          </table:table-cell>
          <table:table-cell table:style-name="t13.B5" office:value-type="string">
            <text:p text:style-name="P19">$13-81</text:p>
          </table:table-cell>
          <table:table-cell table:style-name="t13.B5" office:value-type="string">
            <text:p text:style-name="P19">$13-01</text:p>
          </table:table-cell>
          <table:table-cell table:style-name="t13.B5" office:value-type="string">
            <text:p text:style-name="P19">$13-11</text:p>
          </table:table-cell>
          <table:table-cell table:style-name="t13.B5" office:value-type="string">
            <text:p text:style-name="P19">$13-21</text:p>
          </table:table-cell>
          <table:covered-table-cell/>
        </table:table-row>
        <table:table-row>
          <table:table-cell table:style-name="t13.A5" office:value-type="string">
            <text:p text:style-name="P13">7 мкЗв/ч</text:p>
          </table:table-cell>
          <table:table-cell table:style-name="t13.B5" office:value-type="string">
            <text:p text:style-name="P19">$13-32</text:p>
          </table:table-cell>
          <table:table-cell table:style-name="t13.B5" office:value-type="string">
            <text:p text:style-name="P19">$13-42</text:p>
          </table:table-cell>
          <table:table-cell table:style-name="t13.B5" office:value-type="string">
            <text:p text:style-name="P19">$13-52</text:p>
          </table:table-cell>
          <table:table-cell table:style-name="t13.B5" office:value-type="string">
            <text:p text:style-name="P19">$13-62</text:p>
          </table:table-cell>
          <table:table-cell table:style-name="t13.B5" office:value-type="string">
            <text:p text:style-name="P19">$13-72</text:p>
          </table:table-cell>
          <table:table-cell table:style-name="t13.B5" office:value-type="string">
            <text:p text:style-name="P19">$13-82</text:p>
          </table:table-cell>
          <table:table-cell table:style-name="t13.B5" office:value-type="string">
            <text:p text:style-name="P19">$13-02</text:p>
          </table:table-cell>
          <table:table-cell table:style-name="t13.B5" office:value-type="string">
            <text:p text:style-name="P19">$13-12</text:p>
          </table:table-cell>
          <table:table-cell table:style-name="t13.B5" office:value-type="string">
            <text:p text:style-name="P19">$13-22</text:p>
          </table:table-cell>
          <table:covered-table-cell/>
        </table:table-row>
        <table:table-row>
          <table:table-cell table:style-name="t13.A8" office:value-type="string">
            <text:p text:style-name="P13">70 мкЗв/ч</text:p>
          </table:table-cell>
          <table:table-cell table:style-name="t13.B8" office:value-type="string">
            <text:p text:style-name="P19">$13-33</text:p>
          </table:table-cell>
          <table:table-cell table:style-name="t13.B8" office:value-type="string">
            <text:p text:style-name="P19">$13-43</text:p>
          </table:table-cell>
          <table:table-cell table:style-name="t13.B8" office:value-type="string">
            <text:p text:style-name="P19">$13-53</text:p>
          </table:table-cell>
          <table:table-cell table:style-name="t13.B8" office:value-type="string">
            <text:p text:style-name="P19">$13-63</text:p>
          </table:table-cell>
          <table:table-cell table:style-name="t13.B8" office:value-type="string">
            <text:p text:style-name="P19">$13-73</text:p>
          </table:table-cell>
          <table:table-cell table:style-name="t13.B8" office:value-type="string">
            <text:p text:style-name="P19">$13-83</text:p>
          </table:table-cell>
          <table:table-cell table:style-name="t13.B8" office:value-type="string">
            <text:p text:style-name="P19">$13-03</text:p>
          </table:table-cell>
          <table:table-cell table:style-name="t13.B8" office:value-type="string">
            <text:p text:style-name="P19">$13-13</text:p>
          </table:table-cell>
          <table:table-cell table:style-name="t13.B8" office:value-type="string">
            <text:p text:style-name="P19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3"/>
        <table:table-column table:style-name="t14.K"/>
        <text:soft-page-break/>
        <table:table-row table:style-name="t14.1">
          <table:table-cell table:style-name="t14.A1" table:number-columns-spanned="11" office:value-type="string">
            <text:p text:style-name="P30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24">Мощность амбиентной эквивалент-ной дозы в <text:span text:style-name="T30">контроль-ной</text:span> точке <text:span text:style-name="T34">Ḣ</text:span><text:span text:style-name="T26">oi</text:span></text:p>
          </table:table-cell>
          <table:table-cell table:style-name="t14.B2" table:number-rows-spanned="3" office:value-type="string">
            <text:p text:style-name="P26">Номер источ-ника</text:p>
          </table:table-cell>
          <table:table-cell table:style-name="t14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4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26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6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4.B2" table:number-rows-spanned="3" office:value-type="string">
            <text:p text:style-name="P25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4.K2" table:number-rows-spanned="3" office:value-type="string">
            <text:p text:style-name="P28"><text:span text:style-name="T37">Предел основной </text:span><text:span text:style-name="T30">относи-тельной</text:span> <text:span text:style-name="T18">погреш-ности</text:span>, </text:p>
            <text:p text:style-name="P28">%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35">Фон, нЗв/ч</text:p>
          </table:table-cell>
          <table:table-cell table:style-name="t14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4.D3" table:number-rows-spanned="2" office:value-type="string">
            <text:p text:style-name="P35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D3" office:value-type="string">
            <text:p text:style-name="P36"><text:span text:style-name="T24">H</text:span><text:span text:style-name="T25">1</text:span></text:p>
          </table:table-cell>
          <table:table-cell table:style-name="t14.D3" office:value-type="string">
            <text:p text:style-name="P35"><text:span text:style-name="T19">H</text:span><text:span text:style-name="T25">2</text:span></text:p>
          </table:table-cell>
          <table:table-cell table:style-name="t14.D3" office:value-type="string">
            <text:p text:style-name="P35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13"><text:span text:style-name="T30">0,07</text:span> мкЗв/ч</text:p>
          </table:table-cell>
          <table:table-cell table:style-name="t14.B5" office:value-type="string">
            <text:p text:style-name="P19">$14-30</text:p>
          </table:table-cell>
          <table:table-cell table:style-name="t14.B5" office:value-type="string">
            <text:p text:style-name="P19">$14-40</text:p>
          </table:table-cell>
          <table:table-cell table:style-name="t14.B5" office:value-type="string">
            <text:p text:style-name="P19">$14-50</text:p>
          </table:table-cell>
          <table:table-cell table:style-name="t14.B5" office:value-type="string">
            <text:p text:style-name="P19">$14-60</text:p>
          </table:table-cell>
          <table:table-cell table:style-name="t14.B5" office:value-type="string">
            <text:p text:style-name="P19">$14-70</text:p>
          </table:table-cell>
          <table:table-cell table:style-name="t14.B5" office:value-type="string">
            <text:p text:style-name="P19">$14-80</text:p>
          </table:table-cell>
          <table:table-cell table:style-name="t14.B5" office:value-type="string">
            <text:p text:style-name="P19">$14-00</text:p>
          </table:table-cell>
          <table:table-cell table:style-name="t14.B5" office:value-type="string">
            <text:p text:style-name="P19">$14-10</text:p>
          </table:table-cell>
          <table:table-cell table:style-name="t14.B5" office:value-type="string">
            <text:p text:style-name="P19">$14-20</text:p>
          </table:table-cell>
          <table:table-cell table:style-name="t14.K5" table:number-rows-spanned="4" office:value-type="string">
            <text:p text:style-name="P16">±<text:span text:style-name="T18">15</text:span></text:p>
          </table:table-cell>
        </table:table-row>
        <table:table-row>
          <table:table-cell table:style-name="t14.A5" office:value-type="string">
            <text:p text:style-name="P13">0,7 мкЗв/ч</text:p>
          </table:table-cell>
          <table:table-cell table:style-name="t14.B5" office:value-type="string">
            <text:p text:style-name="P19">$14-31</text:p>
          </table:table-cell>
          <table:table-cell table:style-name="t14.B5" office:value-type="string">
            <text:p text:style-name="P19">$14-41</text:p>
          </table:table-cell>
          <table:table-cell table:style-name="t14.B5" office:value-type="string">
            <text:p text:style-name="P19">$14-51</text:p>
          </table:table-cell>
          <table:table-cell table:style-name="t14.B5" office:value-type="string">
            <text:p text:style-name="P19">$14-61</text:p>
          </table:table-cell>
          <table:table-cell table:style-name="t14.B5" office:value-type="string">
            <text:p text:style-name="P19">$14-71</text:p>
          </table:table-cell>
          <table:table-cell table:style-name="t14.B5" office:value-type="string">
            <text:p text:style-name="P19">$14-81</text:p>
          </table:table-cell>
          <table:table-cell table:style-name="t14.B5" office:value-type="string">
            <text:p text:style-name="P19">$14-01</text:p>
          </table:table-cell>
          <table:table-cell table:style-name="t14.B5" office:value-type="string">
            <text:p text:style-name="P19">$14-11</text:p>
          </table:table-cell>
          <table:table-cell table:style-name="t14.B5" office:value-type="string">
            <text:p text:style-name="P19">$14-21</text:p>
          </table:table-cell>
          <table:covered-table-cell/>
        </table:table-row>
        <table:table-row>
          <table:table-cell table:style-name="t14.A5" office:value-type="string">
            <text:p text:style-name="P13">7 мкЗв/ч</text:p>
          </table:table-cell>
          <table:table-cell table:style-name="t14.B5" office:value-type="string">
            <text:p text:style-name="P19">$14-32</text:p>
          </table:table-cell>
          <table:table-cell table:style-name="t14.B5" office:value-type="string">
            <text:p text:style-name="P19">$14-42</text:p>
          </table:table-cell>
          <table:table-cell table:style-name="t14.B5" office:value-type="string">
            <text:p text:style-name="P19">$14-52</text:p>
          </table:table-cell>
          <table:table-cell table:style-name="t14.B5" office:value-type="string">
            <text:p text:style-name="P19">$14-62</text:p>
          </table:table-cell>
          <table:table-cell table:style-name="t14.B5" office:value-type="string">
            <text:p text:style-name="P19">$14-72</text:p>
          </table:table-cell>
          <table:table-cell table:style-name="t14.B5" office:value-type="string">
            <text:p text:style-name="P19">$14-82</text:p>
          </table:table-cell>
          <table:table-cell table:style-name="t14.B5" office:value-type="string">
            <text:p text:style-name="P19">$14-02</text:p>
          </table:table-cell>
          <table:table-cell table:style-name="t14.B5" office:value-type="string">
            <text:p text:style-name="P19">$14-12</text:p>
          </table:table-cell>
          <table:table-cell table:style-name="t14.B5" office:value-type="string">
            <text:p text:style-name="P19">$14-22</text:p>
          </table:table-cell>
          <table:covered-table-cell/>
        </table:table-row>
        <table:table-row>
          <table:table-cell table:style-name="t14.A8" office:value-type="string">
            <text:p text:style-name="P13">70 мкЗв/ч</text:p>
          </table:table-cell>
          <table:table-cell table:style-name="t14.B8" office:value-type="string">
            <text:p text:style-name="P19">$14-33</text:p>
          </table:table-cell>
          <table:table-cell table:style-name="t14.B8" office:value-type="string">
            <text:p text:style-name="P19">$14-43</text:p>
          </table:table-cell>
          <table:table-cell table:style-name="t14.B8" office:value-type="string">
            <text:p text:style-name="P19">$14-53</text:p>
          </table:table-cell>
          <table:table-cell table:style-name="t14.B8" office:value-type="string">
            <text:p text:style-name="P19">$14-63</text:p>
          </table:table-cell>
          <table:table-cell table:style-name="t14.B8" office:value-type="string">
            <text:p text:style-name="P19">$14-73</text:p>
          </table:table-cell>
          <table:table-cell table:style-name="t14.B8" office:value-type="string">
            <text:p text:style-name="P19">$14-83</text:p>
          </table:table-cell>
          <table:table-cell table:style-name="t14.B8" office:value-type="string">
            <text:p text:style-name="P19">$14-03</text:p>
          </table:table-cell>
          <table:table-cell table:style-name="t14.B8" office:value-type="string">
            <text:p text:style-name="P19">$14-13</text:p>
          </table:table-cell>
          <table:table-cell table:style-name="t14.B8" office:value-type="string">
            <text:p text:style-name="P19">$14-23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30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24">Мощность амбиентной эквивалент-ной дозы в <text:span text:style-name="T30">контроль-ной</text:span> точке <text:span text:style-name="T34">Ḣ</text:span><text:span text:style-name="T26">oi</text:span></text:p>
          </table:table-cell>
          <table:table-cell table:style-name="t15.B2" table:number-rows-spanned="3" office:value-type="string">
            <text:p text:style-name="P26">Номер источ-ника</text:p>
          </table:table-cell>
          <table:table-cell table:style-name="t15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5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26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6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5.B2" table:number-rows-spanned="3" office:value-type="string">
            <text:p text:style-name="P25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5.K2" table:number-rows-spanned="3" office:value-type="string">
            <text:p text:style-name="P28"><text:span text:style-name="T37">Предел основной </text:span><text:span text:style-name="T30">относи-тельной</text:span> <text:span text:style-name="T18">погреш-ности</text:span>, </text:p>
            <text:p text:style-name="P28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35">Фон, нЗв/ч</text:p>
          </table:table-cell>
          <table:table-cell table:style-name="t15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35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36"><text:span text:style-name="T24">H</text:span><text:span text:style-name="T25">1</text:span></text:p>
          </table:table-cell>
          <table:table-cell table:style-name="t15.D3" office:value-type="string">
            <text:p text:style-name="P35"><text:span text:style-name="T19">H</text:span><text:span text:style-name="T25">2</text:span></text:p>
          </table:table-cell>
          <table:table-cell table:style-name="t15.D3" office:value-type="string">
            <text:p text:style-name="P35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3"><text:span text:style-name="T30">0,07</text:span> мкЗв/ч</text:p>
          </table:table-cell>
          <table:table-cell table:style-name="t15.B5" office:value-type="string">
            <text:p text:style-name="P19">$15-30</text:p>
          </table:table-cell>
          <table:table-cell table:style-name="t15.B5" office:value-type="string">
            <text:p text:style-name="P19">$15-40</text:p>
          </table:table-cell>
          <table:table-cell table:style-name="t15.B5" office:value-type="string">
            <text:p text:style-name="P19">$15-50</text:p>
          </table:table-cell>
          <table:table-cell table:style-name="t15.B5" office:value-type="string">
            <text:p text:style-name="P19">$15-60</text:p>
          </table:table-cell>
          <table:table-cell table:style-name="t15.B5" office:value-type="string">
            <text:p text:style-name="P19">$15-70</text:p>
          </table:table-cell>
          <table:table-cell table:style-name="t15.B5" office:value-type="string">
            <text:p text:style-name="P19">$15-80</text:p>
          </table:table-cell>
          <table:table-cell table:style-name="t15.B5" office:value-type="string">
            <text:p text:style-name="P19">$15-00</text:p>
          </table:table-cell>
          <table:table-cell table:style-name="t15.B5" office:value-type="string">
            <text:p text:style-name="P19">$15-10</text:p>
          </table:table-cell>
          <table:table-cell table:style-name="t15.B5" office:value-type="string">
            <text:p text:style-name="P19">$15-20</text:p>
          </table:table-cell>
          <table:table-cell table:style-name="t15.K5" table:number-rows-spanned="4" office:value-type="string">
            <text:p text:style-name="P16">±<text:span text:style-name="T18">15</text:span></text:p>
          </table:table-cell>
        </table:table-row>
        <table:table-row>
          <table:table-cell table:style-name="t15.A5" office:value-type="string">
            <text:p text:style-name="P13">0,7 мкЗв/ч</text:p>
          </table:table-cell>
          <table:table-cell table:style-name="t15.B5" office:value-type="string">
            <text:p text:style-name="P19">$15-31</text:p>
          </table:table-cell>
          <table:table-cell table:style-name="t15.B5" office:value-type="string">
            <text:p text:style-name="P19">$15-41</text:p>
          </table:table-cell>
          <table:table-cell table:style-name="t15.B5" office:value-type="string">
            <text:p text:style-name="P19">$15-51</text:p>
          </table:table-cell>
          <table:table-cell table:style-name="t15.B5" office:value-type="string">
            <text:p text:style-name="P19">$15-61</text:p>
          </table:table-cell>
          <table:table-cell table:style-name="t15.B5" office:value-type="string">
            <text:p text:style-name="P19">$15-71</text:p>
          </table:table-cell>
          <table:table-cell table:style-name="t15.B5" office:value-type="string">
            <text:p text:style-name="P19">$15-81</text:p>
          </table:table-cell>
          <table:table-cell table:style-name="t15.B5" office:value-type="string">
            <text:p text:style-name="P19">$15-01</text:p>
          </table:table-cell>
          <table:table-cell table:style-name="t15.B5" office:value-type="string">
            <text:p text:style-name="P19">$15-11</text:p>
          </table:table-cell>
          <table:table-cell table:style-name="t15.B5" office:value-type="string">
            <text:p text:style-name="P19">$15-21</text:p>
          </table:table-cell>
          <table:covered-table-cell/>
        </table:table-row>
        <table:table-row>
          <table:table-cell table:style-name="t15.A5" office:value-type="string">
            <text:p text:style-name="P13">7 мкЗв/ч</text:p>
          </table:table-cell>
          <table:table-cell table:style-name="t15.B5" office:value-type="string">
            <text:p text:style-name="P19">$15-32</text:p>
          </table:table-cell>
          <table:table-cell table:style-name="t15.B5" office:value-type="string">
            <text:p text:style-name="P19">$15-42</text:p>
          </table:table-cell>
          <table:table-cell table:style-name="t15.B5" office:value-type="string">
            <text:p text:style-name="P19">$15-52</text:p>
          </table:table-cell>
          <table:table-cell table:style-name="t15.B5" office:value-type="string">
            <text:p text:style-name="P19">$15-62</text:p>
          </table:table-cell>
          <table:table-cell table:style-name="t15.B5" office:value-type="string">
            <text:p text:style-name="P19">$15-72</text:p>
          </table:table-cell>
          <table:table-cell table:style-name="t15.B5" office:value-type="string">
            <text:p text:style-name="P19">$15-82</text:p>
          </table:table-cell>
          <table:table-cell table:style-name="t15.B5" office:value-type="string">
            <text:p text:style-name="P19">$15-02</text:p>
          </table:table-cell>
          <table:table-cell table:style-name="t15.B5" office:value-type="string">
            <text:p text:style-name="P19">$15-12</text:p>
          </table:table-cell>
          <table:table-cell table:style-name="t15.B5" office:value-type="string">
            <text:p text:style-name="P19">$15-22</text:p>
          </table:table-cell>
          <table:covered-table-cell/>
        </table:table-row>
        <table:table-row>
          <table:table-cell table:style-name="t15.A8" office:value-type="string">
            <text:p text:style-name="P13">70 мкЗв/ч</text:p>
          </table:table-cell>
          <table:table-cell table:style-name="t15.B8" office:value-type="string">
            <text:p text:style-name="P19">$15-33</text:p>
          </table:table-cell>
          <table:table-cell table:style-name="t15.B8" office:value-type="string">
            <text:p text:style-name="P19">$15-43</text:p>
          </table:table-cell>
          <table:table-cell table:style-name="t15.B8" office:value-type="string">
            <text:p text:style-name="P19">$15-53</text:p>
          </table:table-cell>
          <table:table-cell table:style-name="t15.B8" office:value-type="string">
            <text:p text:style-name="P19">$15-63</text:p>
          </table:table-cell>
          <table:table-cell table:style-name="t15.B8" office:value-type="string">
            <text:p text:style-name="P19">$15-73</text:p>
          </table:table-cell>
          <table:table-cell table:style-name="t15.B8" office:value-type="string">
            <text:p text:style-name="P19">$15-83</text:p>
          </table:table-cell>
          <table:table-cell table:style-name="t15.B8" office:value-type="string">
            <text:p text:style-name="P19">$15-03</text:p>
          </table:table-cell>
          <table:table-cell table:style-name="t15.B8" office:value-type="string">
            <text:p text:style-name="P19">$15-13</text:p>
          </table:table-cell>
          <table:table-cell table:style-name="t15.B8" office:value-type="string">
            <text:p text:style-name="P19">$15-23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30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4">Мощность амбиентной эквивалент-ной дозы в <text:span text:style-name="T30">контроль-ной</text:span> точке <text:span text:style-name="T34">Ḣ</text:span><text:span text:style-name="T26">oi</text:span></text:p>
          </table:table-cell>
          <table:table-cell table:style-name="t16.B2" table:number-rows-spanned="3" office:value-type="string">
            <text:p text:style-name="P26">Номер источ-ника</text:p>
          </table:table-cell>
          <table:table-cell table:style-name="t16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6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6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6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6.B2" table:number-rows-spanned="3" office:value-type="string">
            <text:p text:style-name="P25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6.K2" table:number-rows-spanned="3" office:value-type="string">
            <text:p text:style-name="P28"><text:span text:style-name="T37">Предел основной </text:span><text:span text:style-name="T30">относи-тельной</text:span> <text:span text:style-name="T18">погреш-ности</text:span>, </text:p>
            <text:p text:style-name="P28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5">Фон, нЗв/ч</text:p>
          </table:table-cell>
          <table:table-cell table:style-name="t16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5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6"><text:span text:style-name="T24">H</text:span><text:span text:style-name="T25">1</text:span></text:p>
          </table:table-cell>
          <table:table-cell table:style-name="t16.D3" office:value-type="string">
            <text:p text:style-name="P35"><text:span text:style-name="T19">H</text:span><text:span text:style-name="T25">2</text:span></text:p>
          </table:table-cell>
          <table:table-cell table:style-name="t16.D3" office:value-type="string">
            <text:p text:style-name="P35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3"><text:span text:style-name="T30">0,07</text:span> мкЗв/ч</text:p>
          </table:table-cell>
          <table:table-cell table:style-name="t16.B5" office:value-type="string">
            <text:p text:style-name="P19">$16-30</text:p>
          </table:table-cell>
          <table:table-cell table:style-name="t16.B5" office:value-type="string">
            <text:p text:style-name="P19">$16-40</text:p>
          </table:table-cell>
          <table:table-cell table:style-name="t16.B5" office:value-type="string">
            <text:p text:style-name="P19">$16-50</text:p>
          </table:table-cell>
          <table:table-cell table:style-name="t16.B5" office:value-type="string">
            <text:p text:style-name="P19">$16-60</text:p>
          </table:table-cell>
          <table:table-cell table:style-name="t16.B5" office:value-type="string">
            <text:p text:style-name="P19">$16-70</text:p>
          </table:table-cell>
          <table:table-cell table:style-name="t16.B5" office:value-type="string">
            <text:p text:style-name="P19">$16-80</text:p>
          </table:table-cell>
          <table:table-cell table:style-name="t16.B5" office:value-type="string">
            <text:p text:style-name="P19">$16-00</text:p>
          </table:table-cell>
          <table:table-cell table:style-name="t16.B5" office:value-type="string">
            <text:p text:style-name="P19">$16-10</text:p>
          </table:table-cell>
          <table:table-cell table:style-name="t16.B5" office:value-type="string">
            <text:p text:style-name="P19">$16-20</text:p>
          </table:table-cell>
          <table:table-cell table:style-name="t16.K5" table:number-rows-spanned="4" office:value-type="string">
            <text:p text:style-name="P16">±<text:span text:style-name="T18">15</text:span></text:p>
          </table:table-cell>
        </table:table-row>
        <table:table-row>
          <table:table-cell table:style-name="t16.A5" office:value-type="string">
            <text:p text:style-name="P13">0,7 мкЗв/ч</text:p>
          </table:table-cell>
          <table:table-cell table:style-name="t16.B5" office:value-type="string">
            <text:p text:style-name="P19">$16-31</text:p>
          </table:table-cell>
          <table:table-cell table:style-name="t16.B5" office:value-type="string">
            <text:p text:style-name="P19">$16-41</text:p>
          </table:table-cell>
          <table:table-cell table:style-name="t16.B5" office:value-type="string">
            <text:p text:style-name="P19">$16-51</text:p>
          </table:table-cell>
          <table:table-cell table:style-name="t16.B5" office:value-type="string">
            <text:p text:style-name="P19">$16-61</text:p>
          </table:table-cell>
          <table:table-cell table:style-name="t16.B5" office:value-type="string">
            <text:p text:style-name="P19">$16-71</text:p>
          </table:table-cell>
          <table:table-cell table:style-name="t16.B5" office:value-type="string">
            <text:p text:style-name="P19">$16-81</text:p>
          </table:table-cell>
          <table:table-cell table:style-name="t16.B5" office:value-type="string">
            <text:p text:style-name="P19">$16-01</text:p>
          </table:table-cell>
          <table:table-cell table:style-name="t16.B5" office:value-type="string">
            <text:p text:style-name="P19">$16-11</text:p>
          </table:table-cell>
          <table:table-cell table:style-name="t16.B5" office:value-type="string">
            <text:p text:style-name="P19">$16-21</text:p>
          </table:table-cell>
          <table:covered-table-cell/>
        </table:table-row>
        <table:table-row>
          <table:table-cell table:style-name="t16.A5" office:value-type="string">
            <text:p text:style-name="P13">7 мкЗв/ч</text:p>
          </table:table-cell>
          <table:table-cell table:style-name="t16.B5" office:value-type="string">
            <text:p text:style-name="P19">$16-32</text:p>
          </table:table-cell>
          <table:table-cell table:style-name="t16.B5" office:value-type="string">
            <text:p text:style-name="P19">$16-42</text:p>
          </table:table-cell>
          <table:table-cell table:style-name="t16.B5" office:value-type="string">
            <text:p text:style-name="P19">$16-52</text:p>
          </table:table-cell>
          <table:table-cell table:style-name="t16.B5" office:value-type="string">
            <text:p text:style-name="P19">$16-62</text:p>
          </table:table-cell>
          <table:table-cell table:style-name="t16.B5" office:value-type="string">
            <text:p text:style-name="P19">$16-72</text:p>
          </table:table-cell>
          <table:table-cell table:style-name="t16.B5" office:value-type="string">
            <text:p text:style-name="P19">$16-82</text:p>
          </table:table-cell>
          <table:table-cell table:style-name="t16.B5" office:value-type="string">
            <text:p text:style-name="P19">$16-02</text:p>
          </table:table-cell>
          <table:table-cell table:style-name="t16.B5" office:value-type="string">
            <text:p text:style-name="P19">$16-12</text:p>
          </table:table-cell>
          <table:table-cell table:style-name="t16.B5" office:value-type="string">
            <text:p text:style-name="P19">$16-22</text:p>
          </table:table-cell>
          <table:covered-table-cell/>
        </table:table-row>
        <table:table-row>
          <table:table-cell table:style-name="t16.A8" office:value-type="string">
            <text:p text:style-name="P13">70 мкЗв/ч</text:p>
          </table:table-cell>
          <table:table-cell table:style-name="t16.B8" office:value-type="string">
            <text:p text:style-name="P19">$16-33</text:p>
          </table:table-cell>
          <table:table-cell table:style-name="t16.B8" office:value-type="string">
            <text:p text:style-name="P19">$16-43</text:p>
          </table:table-cell>
          <table:table-cell table:style-name="t16.B8" office:value-type="string">
            <text:p text:style-name="P19">$16-53</text:p>
          </table:table-cell>
          <table:table-cell table:style-name="t16.B8" office:value-type="string">
            <text:p text:style-name="P19">$16-63</text:p>
          </table:table-cell>
          <table:table-cell table:style-name="t16.B8" office:value-type="string">
            <text:p text:style-name="P19">$16-73</text:p>
          </table:table-cell>
          <table:table-cell table:style-name="t16.B8" office:value-type="string">
            <text:p text:style-name="P19">$16-83</text:p>
          </table:table-cell>
          <table:table-cell table:style-name="t16.B8" office:value-type="string">
            <text:p text:style-name="P19">$16-03</text:p>
          </table:table-cell>
          <table:table-cell table:style-name="t16.B8" office:value-type="string">
            <text:p text:style-name="P19">$16-13</text:p>
          </table:table-cell>
          <table:table-cell table:style-name="t16.B8" office:value-type="string">
            <text:p text:style-name="P19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ext:soft-page-break/>
        <table:table-row table:style-name="t17.1">
          <table:table-cell table:style-name="t17.A1" table:number-columns-spanned="11" office:value-type="string">
            <text:p text:style-name="P30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4">Мощность амбиентной эквивалент-ной дозы в <text:span text:style-name="T30">контроль-ной</text:span> точке <text:span text:style-name="T34">Ḣ</text:span><text:span text:style-name="T26">oi</text:span></text:p>
          </table:table-cell>
          <table:table-cell table:style-name="t17.B2" table:number-rows-spanned="3" office:value-type="string">
            <text:p text:style-name="P26">Номер источ-ника</text:p>
          </table:table-cell>
          <table:table-cell table:style-name="t17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7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6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6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7.B2" table:number-rows-spanned="3" office:value-type="string">
            <text:p text:style-name="P25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7.K2" table:number-rows-spanned="3" office:value-type="string">
            <text:p text:style-name="P28"><text:span text:style-name="T37">Предел основной </text:span><text:span text:style-name="T30">относи-тельной</text:span> <text:span text:style-name="T18">погреш-ности</text:span>, </text:p>
            <text:p text:style-name="P28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5">Фон, нЗв/ч</text:p>
          </table:table-cell>
          <table:table-cell table:style-name="t17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5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6"><text:span text:style-name="T24">H</text:span><text:span text:style-name="T25">1</text:span></text:p>
          </table:table-cell>
          <table:table-cell table:style-name="t17.D3" office:value-type="string">
            <text:p text:style-name="P35"><text:span text:style-name="T19">H</text:span><text:span text:style-name="T25">2</text:span></text:p>
          </table:table-cell>
          <table:table-cell table:style-name="t17.D3" office:value-type="string">
            <text:p text:style-name="P35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3"><text:span text:style-name="T30">0,07</text:span> мкЗв/ч</text:p>
          </table:table-cell>
          <table:table-cell table:style-name="t17.B5" office:value-type="string">
            <text:p text:style-name="P19">$17-30</text:p>
          </table:table-cell>
          <table:table-cell table:style-name="t17.B5" office:value-type="string">
            <text:p text:style-name="P19">$17-40</text:p>
          </table:table-cell>
          <table:table-cell table:style-name="t17.B5" office:value-type="string">
            <text:p text:style-name="P19">$17-50</text:p>
          </table:table-cell>
          <table:table-cell table:style-name="t17.B5" office:value-type="string">
            <text:p text:style-name="P19">$17-60</text:p>
          </table:table-cell>
          <table:table-cell table:style-name="t17.B5" office:value-type="string">
            <text:p text:style-name="P19">$17-70</text:p>
          </table:table-cell>
          <table:table-cell table:style-name="t17.B5" office:value-type="string">
            <text:p text:style-name="P19">$17-80</text:p>
          </table:table-cell>
          <table:table-cell table:style-name="t17.B5" office:value-type="string">
            <text:p text:style-name="P19">$17-00</text:p>
          </table:table-cell>
          <table:table-cell table:style-name="t17.B5" office:value-type="string">
            <text:p text:style-name="P19">$17-10</text:p>
          </table:table-cell>
          <table:table-cell table:style-name="t17.B5" office:value-type="string">
            <text:p text:style-name="P19">$17-20</text:p>
          </table:table-cell>
          <table:table-cell table:style-name="t17.K5" table:number-rows-spanned="4" office:value-type="string">
            <text:p text:style-name="P16">±<text:span text:style-name="T18">15</text:span></text:p>
          </table:table-cell>
        </table:table-row>
        <table:table-row>
          <table:table-cell table:style-name="t17.A5" office:value-type="string">
            <text:p text:style-name="P13">0,7 мкЗв/ч</text:p>
          </table:table-cell>
          <table:table-cell table:style-name="t17.B5" office:value-type="string">
            <text:p text:style-name="P19">$17-31</text:p>
          </table:table-cell>
          <table:table-cell table:style-name="t17.B5" office:value-type="string">
            <text:p text:style-name="P19">$17-41</text:p>
          </table:table-cell>
          <table:table-cell table:style-name="t17.B5" office:value-type="string">
            <text:p text:style-name="P19">$17-51</text:p>
          </table:table-cell>
          <table:table-cell table:style-name="t17.B5" office:value-type="string">
            <text:p text:style-name="P19">$17-61</text:p>
          </table:table-cell>
          <table:table-cell table:style-name="t17.B5" office:value-type="string">
            <text:p text:style-name="P19">$17-71</text:p>
          </table:table-cell>
          <table:table-cell table:style-name="t17.B5" office:value-type="string">
            <text:p text:style-name="P19">$17-81</text:p>
          </table:table-cell>
          <table:table-cell table:style-name="t17.B5" office:value-type="string">
            <text:p text:style-name="P19">$17-01</text:p>
          </table:table-cell>
          <table:table-cell table:style-name="t17.B5" office:value-type="string">
            <text:p text:style-name="P19">$17-11</text:p>
          </table:table-cell>
          <table:table-cell table:style-name="t17.B5" office:value-type="string">
            <text:p text:style-name="P19">$17-21</text:p>
          </table:table-cell>
          <table:covered-table-cell/>
        </table:table-row>
        <table:table-row>
          <table:table-cell table:style-name="t17.A5" office:value-type="string">
            <text:p text:style-name="P13">7 мкЗв/ч</text:p>
          </table:table-cell>
          <table:table-cell table:style-name="t17.B5" office:value-type="string">
            <text:p text:style-name="P19">$17-32</text:p>
          </table:table-cell>
          <table:table-cell table:style-name="t17.B5" office:value-type="string">
            <text:p text:style-name="P19">$17-42</text:p>
          </table:table-cell>
          <table:table-cell table:style-name="t17.B5" office:value-type="string">
            <text:p text:style-name="P19">$17-52</text:p>
          </table:table-cell>
          <table:table-cell table:style-name="t17.B5" office:value-type="string">
            <text:p text:style-name="P19">$17-62</text:p>
          </table:table-cell>
          <table:table-cell table:style-name="t17.B5" office:value-type="string">
            <text:p text:style-name="P19">$17-72</text:p>
          </table:table-cell>
          <table:table-cell table:style-name="t17.B5" office:value-type="string">
            <text:p text:style-name="P19">$17-82</text:p>
          </table:table-cell>
          <table:table-cell table:style-name="t17.B5" office:value-type="string">
            <text:p text:style-name="P19">$17-02</text:p>
          </table:table-cell>
          <table:table-cell table:style-name="t17.B5" office:value-type="string">
            <text:p text:style-name="P19">$17-12</text:p>
          </table:table-cell>
          <table:table-cell table:style-name="t17.B5" office:value-type="string">
            <text:p text:style-name="P19">$17-22</text:p>
          </table:table-cell>
          <table:covered-table-cell/>
        </table:table-row>
        <table:table-row>
          <table:table-cell table:style-name="t17.A8" office:value-type="string">
            <text:p text:style-name="P13">70 мкЗв/ч</text:p>
          </table:table-cell>
          <table:table-cell table:style-name="t17.B8" office:value-type="string">
            <text:p text:style-name="P19">$17-33</text:p>
          </table:table-cell>
          <table:table-cell table:style-name="t17.B8" office:value-type="string">
            <text:p text:style-name="P19">$17-43</text:p>
          </table:table-cell>
          <table:table-cell table:style-name="t17.B8" office:value-type="string">
            <text:p text:style-name="P19">$17-53</text:p>
          </table:table-cell>
          <table:table-cell table:style-name="t17.B8" office:value-type="string">
            <text:p text:style-name="P19">$17-63</text:p>
          </table:table-cell>
          <table:table-cell table:style-name="t17.B8" office:value-type="string">
            <text:p text:style-name="P19">$17-73</text:p>
          </table:table-cell>
          <table:table-cell table:style-name="t17.B8" office:value-type="string">
            <text:p text:style-name="P19">$17-83</text:p>
          </table:table-cell>
          <table:table-cell table:style-name="t17.B8" office:value-type="string">
            <text:p text:style-name="P19">$17-03</text:p>
          </table:table-cell>
          <table:table-cell table:style-name="t17.B8" office:value-type="string">
            <text:p text:style-name="P19">$17-13</text:p>
          </table:table-cell>
          <table:table-cell table:style-name="t17.B8" office:value-type="string">
            <text:p text:style-name="P19">$17-23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0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4">Мощность амбиентной эквивалент-ной дозы в <text:span text:style-name="T30">контроль-ной</text:span> точке <text:span text:style-name="T34">Ḣ</text:span><text:span text:style-name="T26">oi</text:span></text:p>
          </table:table-cell>
          <table:table-cell table:style-name="t18.B2" table:number-rows-spanned="3" office:value-type="string">
            <text:p text:style-name="P26">Номер источ-ника</text:p>
          </table:table-cell>
          <table:table-cell table:style-name="t18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8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6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6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8.B2" table:number-rows-spanned="3" office:value-type="string">
            <text:p text:style-name="P25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8.K2" table:number-rows-spanned="3" office:value-type="string">
            <text:p text:style-name="P28"><text:span text:style-name="T37">Предел основной </text:span><text:span text:style-name="T30">относи-тельной</text:span> <text:span text:style-name="T18">погреш-ности</text:span>, </text:p>
            <text:p text:style-name="P28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5">Фон, нЗв/ч</text:p>
          </table:table-cell>
          <table:table-cell table:style-name="t18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5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6"><text:span text:style-name="T24">H</text:span><text:span text:style-name="T25">1</text:span></text:p>
          </table:table-cell>
          <table:table-cell table:style-name="t18.D3" office:value-type="string">
            <text:p text:style-name="P35"><text:span text:style-name="T19">H</text:span><text:span text:style-name="T25">2</text:span></text:p>
          </table:table-cell>
          <table:table-cell table:style-name="t18.D3" office:value-type="string">
            <text:p text:style-name="P35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3"><text:span text:style-name="T30">0,07</text:span> мкЗв/ч</text:p>
          </table:table-cell>
          <table:table-cell table:style-name="t18.B5" office:value-type="string">
            <text:p text:style-name="P19">$18-30</text:p>
          </table:table-cell>
          <table:table-cell table:style-name="t18.B5" office:value-type="string">
            <text:p text:style-name="P19">$18-40</text:p>
          </table:table-cell>
          <table:table-cell table:style-name="t18.B5" office:value-type="string">
            <text:p text:style-name="P19">$18-50</text:p>
          </table:table-cell>
          <table:table-cell table:style-name="t18.B5" office:value-type="string">
            <text:p text:style-name="P19">$18-60</text:p>
          </table:table-cell>
          <table:table-cell table:style-name="t18.B5" office:value-type="string">
            <text:p text:style-name="P19">$18-70</text:p>
          </table:table-cell>
          <table:table-cell table:style-name="t18.B5" office:value-type="string">
            <text:p text:style-name="P19">$18-80</text:p>
          </table:table-cell>
          <table:table-cell table:style-name="t18.B5" office:value-type="string">
            <text:p text:style-name="P19">$18-00</text:p>
          </table:table-cell>
          <table:table-cell table:style-name="t18.B5" office:value-type="string">
            <text:p text:style-name="P19">$18-10</text:p>
          </table:table-cell>
          <table:table-cell table:style-name="t18.B5" office:value-type="string">
            <text:p text:style-name="P19">$18-20</text:p>
          </table:table-cell>
          <table:table-cell table:style-name="t18.K5" table:number-rows-spanned="4" office:value-type="string">
            <text:p text:style-name="P16">±<text:span text:style-name="T18">15</text:span></text:p>
          </table:table-cell>
        </table:table-row>
        <table:table-row>
          <table:table-cell table:style-name="t18.A5" office:value-type="string">
            <text:p text:style-name="P13">0,7 мкЗв/ч</text:p>
          </table:table-cell>
          <table:table-cell table:style-name="t18.B5" office:value-type="string">
            <text:p text:style-name="P19">$18-31</text:p>
          </table:table-cell>
          <table:table-cell table:style-name="t18.B5" office:value-type="string">
            <text:p text:style-name="P19">$18-41</text:p>
          </table:table-cell>
          <table:table-cell table:style-name="t18.B5" office:value-type="string">
            <text:p text:style-name="P19">$18-51</text:p>
          </table:table-cell>
          <table:table-cell table:style-name="t18.B5" office:value-type="string">
            <text:p text:style-name="P19">$18-61</text:p>
          </table:table-cell>
          <table:table-cell table:style-name="t18.B5" office:value-type="string">
            <text:p text:style-name="P19">$18-71</text:p>
          </table:table-cell>
          <table:table-cell table:style-name="t18.B5" office:value-type="string">
            <text:p text:style-name="P19">$18-81</text:p>
          </table:table-cell>
          <table:table-cell table:style-name="t18.B5" office:value-type="string">
            <text:p text:style-name="P19">$18-01</text:p>
          </table:table-cell>
          <table:table-cell table:style-name="t18.B5" office:value-type="string">
            <text:p text:style-name="P19">$18-11</text:p>
          </table:table-cell>
          <table:table-cell table:style-name="t18.B5" office:value-type="string">
            <text:p text:style-name="P19">$18-21</text:p>
          </table:table-cell>
          <table:covered-table-cell/>
        </table:table-row>
        <table:table-row>
          <table:table-cell table:style-name="t18.A5" office:value-type="string">
            <text:p text:style-name="P13">7 мкЗв/ч</text:p>
          </table:table-cell>
          <table:table-cell table:style-name="t18.B5" office:value-type="string">
            <text:p text:style-name="P19">$18-32</text:p>
          </table:table-cell>
          <table:table-cell table:style-name="t18.B5" office:value-type="string">
            <text:p text:style-name="P19">$18-42</text:p>
          </table:table-cell>
          <table:table-cell table:style-name="t18.B5" office:value-type="string">
            <text:p text:style-name="P19">$18-52</text:p>
          </table:table-cell>
          <table:table-cell table:style-name="t18.B5" office:value-type="string">
            <text:p text:style-name="P19">$18-62</text:p>
          </table:table-cell>
          <table:table-cell table:style-name="t18.B5" office:value-type="string">
            <text:p text:style-name="P19">$18-72</text:p>
          </table:table-cell>
          <table:table-cell table:style-name="t18.B5" office:value-type="string">
            <text:p text:style-name="P19">$18-82</text:p>
          </table:table-cell>
          <table:table-cell table:style-name="t18.B5" office:value-type="string">
            <text:p text:style-name="P19">$18-02</text:p>
          </table:table-cell>
          <table:table-cell table:style-name="t18.B5" office:value-type="string">
            <text:p text:style-name="P19">$18-12</text:p>
          </table:table-cell>
          <table:table-cell table:style-name="t18.B5" office:value-type="string">
            <text:p text:style-name="P19">$18-22</text:p>
          </table:table-cell>
          <table:covered-table-cell/>
        </table:table-row>
        <table:table-row>
          <table:table-cell table:style-name="t18.A8" office:value-type="string">
            <text:p text:style-name="P13">70 мкЗв/ч</text:p>
          </table:table-cell>
          <table:table-cell table:style-name="t18.B8" office:value-type="string">
            <text:p text:style-name="P19">$18-33</text:p>
          </table:table-cell>
          <table:table-cell table:style-name="t18.B8" office:value-type="string">
            <text:p text:style-name="P19">$18-43</text:p>
          </table:table-cell>
          <table:table-cell table:style-name="t18.B8" office:value-type="string">
            <text:p text:style-name="P19">$18-53</text:p>
          </table:table-cell>
          <table:table-cell table:style-name="t18.B8" office:value-type="string">
            <text:p text:style-name="P19">$18-63</text:p>
          </table:table-cell>
          <table:table-cell table:style-name="t18.B8" office:value-type="string">
            <text:p text:style-name="P19">$18-73</text:p>
          </table:table-cell>
          <table:table-cell table:style-name="t18.B8" office:value-type="string">
            <text:p text:style-name="P19">$18-83</text:p>
          </table:table-cell>
          <table:table-cell table:style-name="t18.B8" office:value-type="string">
            <text:p text:style-name="P19">$18-03</text:p>
          </table:table-cell>
          <table:table-cell table:style-name="t18.B8" office:value-type="string">
            <text:p text:style-name="P19">$18-13</text:p>
          </table:table-cell>
          <table:table-cell table:style-name="t18.B8" office:value-type="string">
            <text:p text:style-name="P19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30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4">Мощность амбиентной эквивалент-ной дозы в <text:span text:style-name="T30">контроль-ной</text:span> точке <text:span text:style-name="T34">Ḣ</text:span><text:span text:style-name="T26">oi</text:span></text:p>
          </table:table-cell>
          <table:table-cell table:style-name="t19.B2" table:number-rows-spanned="3" office:value-type="string">
            <text:p text:style-name="P26">Номер источ-ника</text:p>
          </table:table-cell>
          <table:table-cell table:style-name="t19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9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6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6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9.B2" table:number-rows-spanned="3" office:value-type="string">
            <text:p text:style-name="P25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9.K2" table:number-rows-spanned="3" office:value-type="string">
            <text:p text:style-name="P28"><text:span text:style-name="T37">Предел основной </text:span><text:span text:style-name="T30">относи-тельной</text:span> <text:span text:style-name="T18">погреш-ности</text:span>, </text:p>
            <text:p text:style-name="P28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5">Фон, нЗв/ч</text:p>
          </table:table-cell>
          <table:table-cell table:style-name="t19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5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6"><text:span text:style-name="T24">H</text:span><text:span text:style-name="T25">1</text:span></text:p>
          </table:table-cell>
          <table:table-cell table:style-name="t19.D3" office:value-type="string">
            <text:p text:style-name="P35"><text:span text:style-name="T19">H</text:span><text:span text:style-name="T25">2</text:span></text:p>
          </table:table-cell>
          <table:table-cell table:style-name="t19.D3" office:value-type="string">
            <text:p text:style-name="P35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3"><text:span text:style-name="T30">0,07</text:span> мкЗв/ч</text:p>
          </table:table-cell>
          <table:table-cell table:style-name="t19.B5" office:value-type="string">
            <text:p text:style-name="P19">$19-30</text:p>
          </table:table-cell>
          <table:table-cell table:style-name="t19.B5" office:value-type="string">
            <text:p text:style-name="P19">$19-40</text:p>
          </table:table-cell>
          <table:table-cell table:style-name="t19.B5" office:value-type="string">
            <text:p text:style-name="P19">$19-50</text:p>
          </table:table-cell>
          <table:table-cell table:style-name="t19.B5" office:value-type="string">
            <text:p text:style-name="P19">$19-60</text:p>
          </table:table-cell>
          <table:table-cell table:style-name="t19.B5" office:value-type="string">
            <text:p text:style-name="P19">$19-70</text:p>
          </table:table-cell>
          <table:table-cell table:style-name="t19.B5" office:value-type="string">
            <text:p text:style-name="P19">$19-80</text:p>
          </table:table-cell>
          <table:table-cell table:style-name="t19.B5" office:value-type="string">
            <text:p text:style-name="P19">$19-00</text:p>
          </table:table-cell>
          <table:table-cell table:style-name="t19.B5" office:value-type="string">
            <text:p text:style-name="P19">$19-10</text:p>
          </table:table-cell>
          <table:table-cell table:style-name="t19.B5" office:value-type="string">
            <text:p text:style-name="P19">$19-20</text:p>
          </table:table-cell>
          <table:table-cell table:style-name="t19.K5" table:number-rows-spanned="4" office:value-type="string">
            <text:p text:style-name="P16">±<text:span text:style-name="T18">15</text:span></text:p>
          </table:table-cell>
        </table:table-row>
        <table:table-row>
          <table:table-cell table:style-name="t19.A5" office:value-type="string">
            <text:p text:style-name="P13">0,7 мкЗв/ч</text:p>
          </table:table-cell>
          <table:table-cell table:style-name="t19.B5" office:value-type="string">
            <text:p text:style-name="P19">$19-31</text:p>
          </table:table-cell>
          <table:table-cell table:style-name="t19.B5" office:value-type="string">
            <text:p text:style-name="P19">$19-41</text:p>
          </table:table-cell>
          <table:table-cell table:style-name="t19.B5" office:value-type="string">
            <text:p text:style-name="P19">$19-51</text:p>
          </table:table-cell>
          <table:table-cell table:style-name="t19.B5" office:value-type="string">
            <text:p text:style-name="P19">$19-61</text:p>
          </table:table-cell>
          <table:table-cell table:style-name="t19.B5" office:value-type="string">
            <text:p text:style-name="P19">$19-71</text:p>
          </table:table-cell>
          <table:table-cell table:style-name="t19.B5" office:value-type="string">
            <text:p text:style-name="P19">$19-81</text:p>
          </table:table-cell>
          <table:table-cell table:style-name="t19.B5" office:value-type="string">
            <text:p text:style-name="P19">$19-01</text:p>
          </table:table-cell>
          <table:table-cell table:style-name="t19.B5" office:value-type="string">
            <text:p text:style-name="P19">$19-11</text:p>
          </table:table-cell>
          <table:table-cell table:style-name="t19.B5" office:value-type="string">
            <text:p text:style-name="P19">$19-21</text:p>
          </table:table-cell>
          <table:covered-table-cell/>
        </table:table-row>
        <table:table-row>
          <table:table-cell table:style-name="t19.A5" office:value-type="string">
            <text:p text:style-name="P13">7 мкЗв/ч</text:p>
          </table:table-cell>
          <table:table-cell table:style-name="t19.B5" office:value-type="string">
            <text:p text:style-name="P19">$19-32</text:p>
          </table:table-cell>
          <table:table-cell table:style-name="t19.B5" office:value-type="string">
            <text:p text:style-name="P19">$19-42</text:p>
          </table:table-cell>
          <table:table-cell table:style-name="t19.B5" office:value-type="string">
            <text:p text:style-name="P19">$19-52</text:p>
          </table:table-cell>
          <table:table-cell table:style-name="t19.B5" office:value-type="string">
            <text:p text:style-name="P19">$19-62</text:p>
          </table:table-cell>
          <table:table-cell table:style-name="t19.B5" office:value-type="string">
            <text:p text:style-name="P19">$19-72</text:p>
          </table:table-cell>
          <table:table-cell table:style-name="t19.B5" office:value-type="string">
            <text:p text:style-name="P19">$19-82</text:p>
          </table:table-cell>
          <table:table-cell table:style-name="t19.B5" office:value-type="string">
            <text:p text:style-name="P19">$19-02</text:p>
          </table:table-cell>
          <table:table-cell table:style-name="t19.B5" office:value-type="string">
            <text:p text:style-name="P19">$19-12</text:p>
          </table:table-cell>
          <table:table-cell table:style-name="t19.B5" office:value-type="string">
            <text:p text:style-name="P19">$19-22</text:p>
          </table:table-cell>
          <table:covered-table-cell/>
        </table:table-row>
        <table:table-row>
          <table:table-cell table:style-name="t19.A8" office:value-type="string">
            <text:p text:style-name="P13">70 мкЗв/ч</text:p>
          </table:table-cell>
          <table:table-cell table:style-name="t19.B8" office:value-type="string">
            <text:p text:style-name="P19">$19-33</text:p>
          </table:table-cell>
          <table:table-cell table:style-name="t19.B8" office:value-type="string">
            <text:p text:style-name="P19">$19-43</text:p>
          </table:table-cell>
          <table:table-cell table:style-name="t19.B8" office:value-type="string">
            <text:p text:style-name="P19">$19-53</text:p>
          </table:table-cell>
          <table:table-cell table:style-name="t19.B8" office:value-type="string">
            <text:p text:style-name="P19">$19-63</text:p>
          </table:table-cell>
          <table:table-cell table:style-name="t19.B8" office:value-type="string">
            <text:p text:style-name="P19">$19-73</text:p>
          </table:table-cell>
          <table:table-cell table:style-name="t19.B8" office:value-type="string">
            <text:p text:style-name="P19">$19-83</text:p>
          </table:table-cell>
          <table:table-cell table:style-name="t19.B8" office:value-type="string">
            <text:p text:style-name="P19">$19-03</text:p>
          </table:table-cell>
          <table:table-cell table:style-name="t19.B8" office:value-type="string">
            <text:p text:style-name="P19">$19-13</text:p>
          </table:table-cell>
          <table:table-cell table:style-name="t19.B8" office:value-type="string">
            <text:p text:style-name="P19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3"/>
        <table:table-column table:style-name="t20.K"/>
        <text:soft-page-break/>
        <table:table-row table:style-name="t20.1">
          <table:table-cell table:style-name="t20.A1" table:number-columns-spanned="11" office:value-type="string">
            <text:p text:style-name="P30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2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24">Мощность амбиентной эквивалент-ной дозы в <text:span text:style-name="T30">контроль-ной</text:span> точке <text:span text:style-name="T34">Ḣ</text:span><text:span text:style-name="T26">oi</text:span></text:p>
          </table:table-cell>
          <table:table-cell table:style-name="t20.B2" table:number-rows-spanned="3" office:value-type="string">
            <text:p text:style-name="P26">Номер источ-ника</text:p>
          </table:table-cell>
          <table:table-cell table:style-name="t20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20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26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6"><text:span text:style-name="T35">θ</text:span><text:span text:style-name="T27">пр</text:span><text:span text:style-name="T28">i</text:span><text:span text:style-name="T30">,</text:span> %</text:p>
          </table:table-cell>
          <table:table-cell table:style-name="t20.B2" table:number-rows-spanned="3" office:value-type="string">
            <text:p text:style-name="P25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20.K2" table:number-rows-spanned="3" office:value-type="string">
            <text:p text:style-name="P28"><text:span text:style-name="T37">Предел основной </text:span><text:span text:style-name="T30">относи-тельной</text:span> <text:span text:style-name="T18">погреш-ности</text:span>, </text:p>
            <text:p text:style-name="P28">%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35">Фон, нЗв/ч</text:p>
          </table:table-cell>
          <table:table-cell table:style-name="t20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20.D3" table:number-rows-spanned="2" office:value-type="string">
            <text:p text:style-name="P35">Среднее значение, <text:span text:style-name="T19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D3" office:value-type="string">
            <text:p text:style-name="P36"><text:span text:style-name="T24">H</text:span><text:span text:style-name="T25">1</text:span></text:p>
          </table:table-cell>
          <table:table-cell table:style-name="t20.D3" office:value-type="string">
            <text:p text:style-name="P35"><text:span text:style-name="T19">H</text:span><text:span text:style-name="T25">2</text:span></text:p>
          </table:table-cell>
          <table:table-cell table:style-name="t20.D3" office:value-type="string">
            <text:p text:style-name="P35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13"><text:span text:style-name="T30">0,07</text:span> мкЗв/ч</text:p>
          </table:table-cell>
          <table:table-cell table:style-name="t20.B5" office:value-type="string">
            <text:p text:style-name="P19">$20-30</text:p>
          </table:table-cell>
          <table:table-cell table:style-name="t20.B5" office:value-type="string">
            <text:p text:style-name="P19">$20-40</text:p>
          </table:table-cell>
          <table:table-cell table:style-name="t20.B5" office:value-type="string">
            <text:p text:style-name="P19">$20-50</text:p>
          </table:table-cell>
          <table:table-cell table:style-name="t20.B5" office:value-type="string">
            <text:p text:style-name="P19">$20-60</text:p>
          </table:table-cell>
          <table:table-cell table:style-name="t20.B5" office:value-type="string">
            <text:p text:style-name="P19">$20-70</text:p>
          </table:table-cell>
          <table:table-cell table:style-name="t20.B5" office:value-type="string">
            <text:p text:style-name="P19">$20-80</text:p>
          </table:table-cell>
          <table:table-cell table:style-name="t20.B5" office:value-type="string">
            <text:p text:style-name="P19">$20-00</text:p>
          </table:table-cell>
          <table:table-cell table:style-name="t20.B5" office:value-type="string">
            <text:p text:style-name="P19">$20-10</text:p>
          </table:table-cell>
          <table:table-cell table:style-name="t20.B5" office:value-type="string">
            <text:p text:style-name="P19">$20-20</text:p>
          </table:table-cell>
          <table:table-cell table:style-name="t20.K5" table:number-rows-spanned="4" office:value-type="string">
            <text:p text:style-name="P16">±<text:span text:style-name="T18">15</text:span></text:p>
          </table:table-cell>
        </table:table-row>
        <table:table-row>
          <table:table-cell table:style-name="t20.A5" office:value-type="string">
            <text:p text:style-name="P13">0,7 мкЗв/ч</text:p>
          </table:table-cell>
          <table:table-cell table:style-name="t20.B5" office:value-type="string">
            <text:p text:style-name="P19">$20-31</text:p>
          </table:table-cell>
          <table:table-cell table:style-name="t20.B5" office:value-type="string">
            <text:p text:style-name="P19">$20-41</text:p>
          </table:table-cell>
          <table:table-cell table:style-name="t20.B5" office:value-type="string">
            <text:p text:style-name="P19">$20-51</text:p>
          </table:table-cell>
          <table:table-cell table:style-name="t20.B5" office:value-type="string">
            <text:p text:style-name="P19">$20-61</text:p>
          </table:table-cell>
          <table:table-cell table:style-name="t20.B5" office:value-type="string">
            <text:p text:style-name="P19">$20-71</text:p>
          </table:table-cell>
          <table:table-cell table:style-name="t20.B5" office:value-type="string">
            <text:p text:style-name="P19">$20-81</text:p>
          </table:table-cell>
          <table:table-cell table:style-name="t20.B5" office:value-type="string">
            <text:p text:style-name="P19">$20-01</text:p>
          </table:table-cell>
          <table:table-cell table:style-name="t20.B5" office:value-type="string">
            <text:p text:style-name="P19">$20-11</text:p>
          </table:table-cell>
          <table:table-cell table:style-name="t20.B5" office:value-type="string">
            <text:p text:style-name="P19">$20-21</text:p>
          </table:table-cell>
          <table:covered-table-cell/>
        </table:table-row>
        <table:table-row>
          <table:table-cell table:style-name="t20.A5" office:value-type="string">
            <text:p text:style-name="P13">7 мкЗв/ч</text:p>
          </table:table-cell>
          <table:table-cell table:style-name="t20.B5" office:value-type="string">
            <text:p text:style-name="P19">$20-32</text:p>
          </table:table-cell>
          <table:table-cell table:style-name="t20.B5" office:value-type="string">
            <text:p text:style-name="P19">$20-42</text:p>
          </table:table-cell>
          <table:table-cell table:style-name="t20.B5" office:value-type="string">
            <text:p text:style-name="P19">$20-52</text:p>
          </table:table-cell>
          <table:table-cell table:style-name="t20.B5" office:value-type="string">
            <text:p text:style-name="P19">$20-62</text:p>
          </table:table-cell>
          <table:table-cell table:style-name="t20.B5" office:value-type="string">
            <text:p text:style-name="P19">$20-72</text:p>
          </table:table-cell>
          <table:table-cell table:style-name="t20.B5" office:value-type="string">
            <text:p text:style-name="P19">$20-82</text:p>
          </table:table-cell>
          <table:table-cell table:style-name="t20.B5" office:value-type="string">
            <text:p text:style-name="P19">$20-02</text:p>
          </table:table-cell>
          <table:table-cell table:style-name="t20.B5" office:value-type="string">
            <text:p text:style-name="P19">$20-12</text:p>
          </table:table-cell>
          <table:table-cell table:style-name="t20.B5" office:value-type="string">
            <text:p text:style-name="P19">$20-22</text:p>
          </table:table-cell>
          <table:covered-table-cell/>
        </table:table-row>
        <table:table-row>
          <table:table-cell table:style-name="t20.A8" office:value-type="string">
            <text:p text:style-name="P13">70 мкЗв/ч</text:p>
          </table:table-cell>
          <table:table-cell table:style-name="t20.B8" office:value-type="string">
            <text:p text:style-name="P19">$20-33</text:p>
          </table:table-cell>
          <table:table-cell table:style-name="t20.B8" office:value-type="string">
            <text:p text:style-name="P19">$20-43</text:p>
          </table:table-cell>
          <table:table-cell table:style-name="t20.B8" office:value-type="string">
            <text:p text:style-name="P19">$20-53</text:p>
          </table:table-cell>
          <table:table-cell table:style-name="t20.B8" office:value-type="string">
            <text:p text:style-name="P19">$20-63</text:p>
          </table:table-cell>
          <table:table-cell table:style-name="t20.B8" office:value-type="string">
            <text:p text:style-name="P19">$20-73</text:p>
          </table:table-cell>
          <table:table-cell table:style-name="t20.B8" office:value-type="string">
            <text:p text:style-name="P19">$20-83</text:p>
          </table:table-cell>
          <table:table-cell table:style-name="t20.B8" office:value-type="string">
            <text:p text:style-name="P19">$20-03</text:p>
          </table:table-cell>
          <table:table-cell table:style-name="t20.B8" office:value-type="string">
            <text:p text:style-name="P19">$20-13</text:p>
          </table:table-cell>
          <table:table-cell table:style-name="t20.B8" office:value-type="string">
            <text:p text:style-name="P19">$20-23</text:p>
          </table:table-cell>
          <table:covered-table-cell/>
        </table:table-row>
      </table:table>
      <text:p text:style-name="P3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3">Проверку произвел:</text:p>
          </table:table-cell>
          <table:table-cell table:style-name="Таблица1.A1" office:value-type="string">
            <text:p text:style-name="P32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2" office:value-type="string">
            <text:p text:style-name="P38"/>
          </table:table-cell>
          <table:table-cell table:style-name="Таблица1.A2" office:value-type="string">
            <text:p text:style-name="P38"/>
          </table:table-cell>
          <table:table-cell table:style-name="Таблица1.C2" office:value-type="string">
            <text:p text:style-name="P34">(<text:span text:style-name="T39">подпись</text:span>)</text:p>
          </table:table-cell>
        </table:table-row>
        <table:table-row>
          <table:table-cell table:style-name="Таблица1.A1" office:value-type="string">
            <text:p text:style-name="P33">Технический контроль: </text:p>
          </table:table-cell>
          <table:table-cell table:style-name="Таблица1.A1" office:value-type="string">
            <text:p text:style-name="P31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2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34">(<text:span text:style-name="T39">подпись</text:span>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 рентгеновского излучения ДКР-</text:span><text:span text:style-name="MT2">$type</text:span><text:span text:style-name="MT1"><text:tab/>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20T16:25:13.34</dc:date>
    <meta:print-date>2019-04-03T15:18:00</meta:print-date>
    <meta:editing-cycles>130</meta:editing-cycles>
    <meta:editing-duration>PT9H11M59S</meta:editing-duration>
    <meta:generator>OpenOffice/4.1.6$Win32 OpenOffice.org_project/416m1$Build-9790</meta:generator>
    <meta:document-statistic meta:table-count="21" meta:image-count="1" meta:object-count="0" meta:page-count="8" meta:paragraph-count="1186" meta:word-count="2166" meta:character-count="14960"/>
  </office:meta>
</office:document-meta>
</file>